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Le message de la publication est 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idPublication</text:p>
          </table:table-cell>
          <table:table-cell table:style-name="ce1" office:value-type="string" calcext:value-type="string">
            <text:p>msgPublication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createDate</text:p>
          </table:table-cell>
          <table:table-cell table:style-name="Default" office:value-type="string" calcext:value-type="string">
            <text:p>updateDate</text:p>
          </table:table-cell>
          <table:table-cell/>
        </table:table-row>
        <table:table-row table:style-name="ro1">
          <table:table-cell table:formula="of:=CONCATENATE(&quot;{&quot;;CHAR(34);[.B$3];CHAR(34);&quot;:&quot;;TEXT([.B4];&quot; ###&quot;);&quot;,&quot;;CHAR(34);[.C$3];;CHAR(34);&quot;:&quot;;CHAR(34);[.C4];CHAR(34);&quot;,&quot;;CHAR(34);[.D$3];CHAR(34);&quot;:&quot;;CHAR(34);[.D4];CHAR(34);&quot;,&quot;;CHAR(34);[.E$3];CHAR(34);&quot;:&quot;;CHAR(34);TEXT([.E4];&quot;yyyy-mm-dd&quot;);CHAR(34);&quot;,&quot;;CHAR(34);[.F$3];CHAR(34);&quot;:&quot;;CHAR(34);TEXT([.F4];&quot;yyyy-mm-dd&quot;);CHAR(34);&quot;}&quot;)" office:value-type="string" office:string-value="{&quot;idPublication&quot;:1,&quot;msgPublication&quot;:&quot;Le message de la publication est msgPublication1&quot;,&quot;user&quot;:&quot;user2&quot;,&quot;createDate&quot;:&quot;2016-02-03&quot;,&quot;updateDate&quot;:&quot;2016-02-04&quot;}" calcext:value-type="string">
            <text:p>{"idPublication":1,"msgPublication":"Le message de la publication est msgPublication1","user":"user2","createDate":"2016-02-03","updateDate":"2016-02-04"}</text:p>
          </table:table-cell>
          <table:table-cell office:value-type="float" office:value="1" calcext:value-type="float">
            <text:p>1</text:p>
          </table:table-cell>
          <table:table-cell table:formula="of:=CONCATENATE([.C$2];[.C$3];TEXT([.B4];&quot;###&quot;) )" office:value-type="string" office:string-value="Le message de la publication est msgPublication1" calcext:value-type="string">
            <text:p>Le message de la publication est msgPublication1</text:p>
          </table:table-cell>
          <table:table-cell table:formula="of:=CONCATENATE([.D$2];[.D$3];TEXT(MOD([.B4];5)+1;&quot;###&quot;) )" office:value-type="string" office:string-value="user2" calcext:value-type="string">
            <text:p>user2</text:p>
          </table:table-cell>
          <table:table-cell table:formula="of:=DATE(2016;MOD([.B4];12)+1;2*MOD([.B4];14)+1 )" office:value-type="date" office:date-value="2016-02-03" calcext:value-type="date">
            <text:p>03/02/16</text:p>
          </table:table-cell>
          <table:table-cell table:formula="of:=[.E4]+MOD([.B4];2)" office:value-type="date" office:date-value="2016-02-04" calcext:value-type="date">
            <text:p>04/02/16</text:p>
          </table:table-cell>
          <table:table-cell table:style-name="ce2" table:formula="of:=TEXT([.E4];&quot;yyyy-mm-dd&quot;)" office:value-type="string" office:string-value="2016-02-03" calcext:value-type="string">
            <text:p>2016-02-03</text:p>
          </table:table-cell>
        </table:table-row>
        <table:table-row table:style-name="ro1">
          <table:table-cell table:formula="of:=CONCATENATE(&quot;{&quot;;CHAR(34);[.B$3];CHAR(34);&quot;:&quot;;TEXT([.B5];&quot; ###&quot;);&quot;,&quot;;CHAR(34);[.C$3];;CHAR(34);&quot;:&quot;;CHAR(34);[.C5];CHAR(34);&quot;,&quot;;CHAR(34);[.D$3];CHAR(34);&quot;:&quot;;CHAR(34);[.D5];CHAR(34);&quot;,&quot;;CHAR(34);[.E$3];CHAR(34);&quot;:&quot;;CHAR(34);TEXT([.E5];&quot;yyyy-mm-dd&quot;);CHAR(34);&quot;,&quot;;CHAR(34);[.F$3];CHAR(34);&quot;:&quot;;CHAR(34);TEXT([.F5];&quot;yyyy-mm-dd&quot;);CHAR(34);&quot;}&quot;)" office:value-type="string" office:string-value="{&quot;idPublication&quot;:2,&quot;msgPublication&quot;:&quot;Le message de la publication est msgPublication2&quot;,&quot;user&quot;:&quot;user3&quot;,&quot;createDate&quot;:&quot;2016-03-05&quot;,&quot;updateDate&quot;:&quot;2016-03-05&quot;}" calcext:value-type="string">
            <text:p>{"idPublication":2,"msgPublication":"Le message de la publication est msgPublication2","user":"user3","createDate":"2016-03-05","updateDate":"2016-03-05"}</text:p>
          </table:table-cell>
          <table:table-cell table:formula="of:=[.B4]+1" office:value-type="float" office:value="2" calcext:value-type="float">
            <text:p>2</text:p>
          </table:table-cell>
          <table:table-cell table:formula="of:=CONCATENATE([.C$2];[.C$3];TEXT([.B5];&quot;###&quot;) )" office:value-type="string" office:string-value="Le message de la publication est msgPublication2" calcext:value-type="string">
            <text:p>Le message de la publication est msgPublication2</text:p>
          </table:table-cell>
          <table:table-cell table:formula="of:=CONCATENATE([.D$2];[.D$3];TEXT(MOD([.B5];5)+1;&quot;###&quot;) )" office:value-type="string" office:string-value="user3" calcext:value-type="string">
            <text:p>user3</text:p>
          </table:table-cell>
          <table:table-cell table:formula="of:=DATE(2016;MOD([.B5];12)+1;2*MOD([.B5];14)+1 )" office:value-type="date" office:date-value="2016-03-05" calcext:value-type="date">
            <text:p>05/03/16</text:p>
          </table:table-cell>
          <table:table-cell table:formula="of:=[.E5]+MOD([.B5];2)" office:value-type="date" office:date-value="2016-03-05" calcext:value-type="date">
            <text:p>05/03/16</text:p>
          </table:table-cell>
          <table:table-cell/>
        </table:table-row>
        <table:table-row table:style-name="ro1">
          <table:table-cell table:formula="of:=CONCATENATE(&quot;{&quot;;CHAR(34);[.B$3];CHAR(34);&quot;:&quot;;TEXT([.B6];&quot; ###&quot;);&quot;,&quot;;CHAR(34);[.C$3];;CHAR(34);&quot;:&quot;;CHAR(34);[.C6];CHAR(34);&quot;,&quot;;CHAR(34);[.D$3];CHAR(34);&quot;:&quot;;CHAR(34);[.D6];CHAR(34);&quot;,&quot;;CHAR(34);[.E$3];CHAR(34);&quot;:&quot;;CHAR(34);TEXT([.E6];&quot;yyyy-mm-dd&quot;);CHAR(34);&quot;,&quot;;CHAR(34);[.F$3];CHAR(34);&quot;:&quot;;CHAR(34);TEXT([.F6];&quot;yyyy-mm-dd&quot;);CHAR(34);&quot;}&quot;)" office:value-type="string" office:string-value="{&quot;idPublication&quot;:3,&quot;msgPublication&quot;:&quot;Le message de la publication est msgPublication3&quot;,&quot;user&quot;:&quot;user4&quot;,&quot;createDate&quot;:&quot;2016-04-07&quot;,&quot;updateDate&quot;:&quot;2016-04-08&quot;}" calcext:value-type="string">
            <text:p>{"idPublication":3,"msgPublication":"Le message de la publication est msgPublication3","user":"user4","createDate":"2016-04-07","updateDate":"2016-04-08"}</text:p>
          </table:table-cell>
          <table:table-cell table:formula="of:=[.B5]+1" office:value-type="float" office:value="3" calcext:value-type="float">
            <text:p>3</text:p>
          </table:table-cell>
          <table:table-cell table:formula="of:=CONCATENATE([.C$2];[.C$3];TEXT([.B6];&quot;###&quot;) )" office:value-type="string" office:string-value="Le message de la publication est msgPublication3" calcext:value-type="string">
            <text:p>Le message de la publication est msgPublication3</text:p>
          </table:table-cell>
          <table:table-cell table:formula="of:=CONCATENATE([.D$2];[.D$3];TEXT(MOD([.B6];5)+1;&quot;###&quot;) )" office:value-type="string" office:string-value="user4" calcext:value-type="string">
            <text:p>user4</text:p>
          </table:table-cell>
          <table:table-cell table:formula="of:=DATE(2016;MOD([.B6];12)+1;2*MOD([.B6];14)+1 )" office:value-type="date" office:date-value="2016-04-07" calcext:value-type="date">
            <text:p>07/04/16</text:p>
          </table:table-cell>
          <table:table-cell table:formula="of:=[.E6]+MOD([.B6];2)" office:value-type="date" office:date-value="2016-04-08" calcext:value-type="date">
            <text:p>08/04/16</text:p>
          </table:table-cell>
          <table:table-cell/>
        </table:table-row>
        <table:table-row table:style-name="ro1">
          <table:table-cell table:formula="of:=CONCATENATE(&quot;{&quot;;CHAR(34);[.B$3];CHAR(34);&quot;:&quot;;TEXT([.B7];&quot; ###&quot;);&quot;,&quot;;CHAR(34);[.C$3];;CHAR(34);&quot;:&quot;;CHAR(34);[.C7];CHAR(34);&quot;,&quot;;CHAR(34);[.D$3];CHAR(34);&quot;:&quot;;CHAR(34);[.D7];CHAR(34);&quot;,&quot;;CHAR(34);[.E$3];CHAR(34);&quot;:&quot;;CHAR(34);TEXT([.E7];&quot;yyyy-mm-dd&quot;);CHAR(34);&quot;,&quot;;CHAR(34);[.F$3];CHAR(34);&quot;:&quot;;CHAR(34);TEXT([.F7];&quot;yyyy-mm-dd&quot;);CHAR(34);&quot;}&quot;)" office:value-type="string" office:string-value="{&quot;idPublication&quot;:4,&quot;msgPublication&quot;:&quot;Le message de la publication est msgPublication4&quot;,&quot;user&quot;:&quot;user5&quot;,&quot;createDate&quot;:&quot;2016-05-09&quot;,&quot;updateDate&quot;:&quot;2016-05-09&quot;}" calcext:value-type="string">
            <text:p>{"idPublication":4,"msgPublication":"Le message de la publication est msgPublication4","user":"user5","createDate":"2016-05-09","updateDate":"2016-05-09"}</text:p>
          </table:table-cell>
          <table:table-cell table:formula="of:=[.B6]+1" office:value-type="float" office:value="4" calcext:value-type="float">
            <text:p>4</text:p>
          </table:table-cell>
          <table:table-cell table:formula="of:=CONCATENATE([.C$2];[.C$3];TEXT([.B7];&quot;###&quot;) )" office:value-type="string" office:string-value="Le message de la publication est msgPublication4" calcext:value-type="string">
            <text:p>Le message de la publication est msgPublication4</text:p>
          </table:table-cell>
          <table:table-cell table:formula="of:=CONCATENATE([.D$2];[.D$3];TEXT(MOD([.B7];5)+1;&quot;###&quot;) )" office:value-type="string" office:string-value="user5" calcext:value-type="string">
            <text:p>user5</text:p>
          </table:table-cell>
          <table:table-cell table:formula="of:=DATE(2016;MOD([.B7];12)+1;2*MOD([.B7];14)+1 )" office:value-type="date" office:date-value="2016-05-09" calcext:value-type="date">
            <text:p>09/05/16</text:p>
          </table:table-cell>
          <table:table-cell table:formula="of:=[.E7]+MOD([.B7];2)" office:value-type="date" office:date-value="2016-05-09" calcext:value-type="date">
            <text:p>09/05/16</text:p>
          </table:table-cell>
          <table:table-cell/>
        </table:table-row>
        <table:table-row table:style-name="ro1">
          <table:table-cell table:formula="of:=CONCATENATE(&quot;{&quot;;CHAR(34);[.B$3];CHAR(34);&quot;:&quot;;TEXT([.B8];&quot; ###&quot;);&quot;,&quot;;CHAR(34);[.C$3];;CHAR(34);&quot;:&quot;;CHAR(34);[.C8];CHAR(34);&quot;,&quot;;CHAR(34);[.D$3];CHAR(34);&quot;:&quot;;CHAR(34);[.D8];CHAR(34);&quot;,&quot;;CHAR(34);[.E$3];CHAR(34);&quot;:&quot;;CHAR(34);TEXT([.E8];&quot;yyyy-mm-dd&quot;);CHAR(34);&quot;,&quot;;CHAR(34);[.F$3];CHAR(34);&quot;:&quot;;CHAR(34);TEXT([.F8];&quot;yyyy-mm-dd&quot;);CHAR(34);&quot;}&quot;)" office:value-type="string" office:string-value="{&quot;idPublication&quot;:5,&quot;msgPublication&quot;:&quot;Le message de la publication est msgPublication5&quot;,&quot;user&quot;:&quot;user1&quot;,&quot;createDate&quot;:&quot;2016-06-11&quot;,&quot;updateDate&quot;:&quot;2016-06-12&quot;}" calcext:value-type="string">
            <text:p>{"idPublication":5,"msgPublication":"Le message de la publication est msgPublication5","user":"user1","createDate":"2016-06-11","updateDate":"2016-06-12"}</text:p>
          </table:table-cell>
          <table:table-cell table:formula="of:=[.B7]+1" office:value-type="float" office:value="5" calcext:value-type="float">
            <text:p>5</text:p>
          </table:table-cell>
          <table:table-cell table:formula="of:=CONCATENATE([.C$2];[.C$3];TEXT([.B8];&quot;###&quot;) )" office:value-type="string" office:string-value="Le message de la publication est msgPublication5" calcext:value-type="string">
            <text:p>Le message de la publication est msgPublication5</text:p>
          </table:table-cell>
          <table:table-cell table:formula="of:=CONCATENATE([.D$2];[.D$3];TEXT(MOD([.B8];5)+1;&quot;###&quot;) )" office:value-type="string" office:string-value="user1" calcext:value-type="string">
            <text:p>user1</text:p>
          </table:table-cell>
          <table:table-cell table:formula="of:=DATE(2016;MOD([.B8];12)+1;2*MOD([.B8];14)+1 )" office:value-type="date" office:date-value="2016-06-11" calcext:value-type="date">
            <text:p>11/06/16</text:p>
          </table:table-cell>
          <table:table-cell table:formula="of:=[.E8]+MOD([.B8];2)" office:value-type="date" office:date-value="2016-06-12" calcext:value-type="date">
            <text:p>12/06/16</text:p>
          </table:table-cell>
          <table:table-cell/>
        </table:table-row>
        <table:table-row table:style-name="ro1">
          <table:table-cell table:formula="of:=CONCATENATE(&quot;{&quot;;CHAR(34);[.B$3];CHAR(34);&quot;:&quot;;TEXT([.B9];&quot; ###&quot;);&quot;,&quot;;CHAR(34);[.C$3];;CHAR(34);&quot;:&quot;;CHAR(34);[.C9];CHAR(34);&quot;,&quot;;CHAR(34);[.D$3];CHAR(34);&quot;:&quot;;CHAR(34);[.D9];CHAR(34);&quot;,&quot;;CHAR(34);[.E$3];CHAR(34);&quot;:&quot;;CHAR(34);TEXT([.E9];&quot;yyyy-mm-dd&quot;);CHAR(34);&quot;,&quot;;CHAR(34);[.F$3];CHAR(34);&quot;:&quot;;CHAR(34);TEXT([.F9];&quot;yyyy-mm-dd&quot;);CHAR(34);&quot;}&quot;)" office:value-type="string" office:string-value="{&quot;idPublication&quot;:6,&quot;msgPublication&quot;:&quot;Le message de la publication est msgPublication6&quot;,&quot;user&quot;:&quot;user2&quot;,&quot;createDate&quot;:&quot;2016-07-13&quot;,&quot;updateDate&quot;:&quot;2016-07-13&quot;}" calcext:value-type="string">
            <text:p>{"idPublication":6,"msgPublication":"Le message de la publication est msgPublication6","user":"user2","createDate":"2016-07-13","updateDate":"2016-07-13"}</text:p>
          </table:table-cell>
          <table:table-cell table:formula="of:=[.B8]+1" office:value-type="float" office:value="6" calcext:value-type="float">
            <text:p>6</text:p>
          </table:table-cell>
          <table:table-cell table:formula="of:=CONCATENATE([.C$2];[.C$3];TEXT([.B9];&quot;###&quot;) )" office:value-type="string" office:string-value="Le message de la publication est msgPublication6" calcext:value-type="string">
            <text:p>Le message de la publication est msgPublication6</text:p>
          </table:table-cell>
          <table:table-cell table:formula="of:=CONCATENATE([.D$2];[.D$3];TEXT(MOD([.B9];5)+1;&quot;###&quot;) )" office:value-type="string" office:string-value="user2" calcext:value-type="string">
            <text:p>user2</text:p>
          </table:table-cell>
          <table:table-cell table:formula="of:=DATE(2016;MOD([.B9];12)+1;2*MOD([.B9];14)+1 )" office:value-type="date" office:date-value="2016-07-13" calcext:value-type="date">
            <text:p>13/07/16</text:p>
          </table:table-cell>
          <table:table-cell table:formula="of:=[.E9]+MOD([.B9];2)" office:value-type="date" office:date-value="2016-07-13" calcext:value-type="date">
            <text:p>13/07/16</text:p>
          </table:table-cell>
          <table:table-cell/>
        </table:table-row>
        <table:table-row table:style-name="ro1">
          <table:table-cell table:formula="of:=CONCATENATE(&quot;{&quot;;CHAR(34);[.B$3];CHAR(34);&quot;:&quot;;TEXT([.B10];&quot; ###&quot;);&quot;,&quot;;CHAR(34);[.C$3];;CHAR(34);&quot;:&quot;;CHAR(34);[.C10];CHAR(34);&quot;,&quot;;CHAR(34);[.D$3];CHAR(34);&quot;:&quot;;CHAR(34);[.D10];CHAR(34);&quot;,&quot;;CHAR(34);[.E$3];CHAR(34);&quot;:&quot;;CHAR(34);TEXT([.E10];&quot;yyyy-mm-dd&quot;);CHAR(34);&quot;,&quot;;CHAR(34);[.F$3];CHAR(34);&quot;:&quot;;CHAR(34);TEXT([.F10];&quot;yyyy-mm-dd&quot;);CHAR(34);&quot;}&quot;)" office:value-type="string" office:string-value="{&quot;idPublication&quot;:7,&quot;msgPublication&quot;:&quot;Le message de la publication est msgPublication7&quot;,&quot;user&quot;:&quot;user3&quot;,&quot;createDate&quot;:&quot;2016-08-15&quot;,&quot;updateDate&quot;:&quot;2016-08-16&quot;}" calcext:value-type="string">
            <text:p>{"idPublication":7,"msgPublication":"Le message de la publication est msgPublication7","user":"user3","createDate":"2016-08-15","updateDate":"2016-08-16"}</text:p>
          </table:table-cell>
          <table:table-cell table:formula="of:=[.B9]+1" office:value-type="float" office:value="7" calcext:value-type="float">
            <text:p>7</text:p>
          </table:table-cell>
          <table:table-cell table:formula="of:=CONCATENATE([.C$2];[.C$3];TEXT([.B10];&quot;###&quot;) )" office:value-type="string" office:string-value="Le message de la publication est msgPublication7" calcext:value-type="string">
            <text:p>Le message de la publication est msgPublication7</text:p>
          </table:table-cell>
          <table:table-cell table:formula="of:=CONCATENATE([.D$2];[.D$3];TEXT(MOD([.B10];5)+1;&quot;###&quot;) )" office:value-type="string" office:string-value="user3" calcext:value-type="string">
            <text:p>user3</text:p>
          </table:table-cell>
          <table:table-cell table:formula="of:=DATE(2016;MOD([.B10];12)+1;2*MOD([.B10];14)+1 )" office:value-type="date" office:date-value="2016-08-15" calcext:value-type="date">
            <text:p>15/08/16</text:p>
          </table:table-cell>
          <table:table-cell table:formula="of:=[.E10]+MOD([.B10];2)" office:value-type="date" office:date-value="2016-08-16" calcext:value-type="date">
            <text:p>16/08/16</text:p>
          </table:table-cell>
          <table:table-cell/>
        </table:table-row>
        <table:table-row table:style-name="ro1">
          <table:table-cell table:formula="of:=CONCATENATE(&quot;{&quot;;CHAR(34);[.B$3];CHAR(34);&quot;:&quot;;TEXT([.B11];&quot; ###&quot;);&quot;,&quot;;CHAR(34);[.C$3];;CHAR(34);&quot;:&quot;;CHAR(34);[.C11];CHAR(34);&quot;,&quot;;CHAR(34);[.D$3];CHAR(34);&quot;:&quot;;CHAR(34);[.D11];CHAR(34);&quot;,&quot;;CHAR(34);[.E$3];CHAR(34);&quot;:&quot;;CHAR(34);TEXT([.E11];&quot;yyyy-mm-dd&quot;);CHAR(34);&quot;,&quot;;CHAR(34);[.F$3];CHAR(34);&quot;:&quot;;CHAR(34);TEXT([.F11];&quot;yyyy-mm-dd&quot;);CHAR(34);&quot;}&quot;)" office:value-type="string" office:string-value="{&quot;idPublication&quot;:8,&quot;msgPublication&quot;:&quot;Le message de la publication est msgPublication8&quot;,&quot;user&quot;:&quot;user4&quot;,&quot;createDate&quot;:&quot;2016-09-17&quot;,&quot;updateDate&quot;:&quot;2016-09-17&quot;}" calcext:value-type="string">
            <text:p>{"idPublication":8,"msgPublication":"Le message de la publication est msgPublication8","user":"user4","createDate":"2016-09-17","updateDate":"2016-09-17"}</text:p>
          </table:table-cell>
          <table:table-cell table:formula="of:=[.B10]+1" office:value-type="float" office:value="8" calcext:value-type="float">
            <text:p>8</text:p>
          </table:table-cell>
          <table:table-cell table:formula="of:=CONCATENATE([.C$2];[.C$3];TEXT([.B11];&quot;###&quot;) )" office:value-type="string" office:string-value="Le message de la publication est msgPublication8" calcext:value-type="string">
            <text:p>Le message de la publication est msgPublication8</text:p>
          </table:table-cell>
          <table:table-cell table:formula="of:=CONCATENATE([.D$2];[.D$3];TEXT(MOD([.B11];5)+1;&quot;###&quot;) )" office:value-type="string" office:string-value="user4" calcext:value-type="string">
            <text:p>user4</text:p>
          </table:table-cell>
          <table:table-cell table:formula="of:=DATE(2016;MOD([.B11];12)+1;2*MOD([.B11];14)+1 )" office:value-type="date" office:date-value="2016-09-17" calcext:value-type="date">
            <text:p>17/09/16</text:p>
          </table:table-cell>
          <table:table-cell table:formula="of:=[.E11]+MOD([.B11];2)" office:value-type="date" office:date-value="2016-09-17" calcext:value-type="date">
            <text:p>17/09/16</text:p>
          </table:table-cell>
          <table:table-cell/>
        </table:table-row>
        <table:table-row table:style-name="ro1">
          <table:table-cell table:formula="of:=CONCATENATE(&quot;{&quot;;CHAR(34);[.B$3];CHAR(34);&quot;:&quot;;TEXT([.B12];&quot; ###&quot;);&quot;,&quot;;CHAR(34);[.C$3];;CHAR(34);&quot;:&quot;;CHAR(34);[.C12];CHAR(34);&quot;,&quot;;CHAR(34);[.D$3];CHAR(34);&quot;:&quot;;CHAR(34);[.D12];CHAR(34);&quot;,&quot;;CHAR(34);[.E$3];CHAR(34);&quot;:&quot;;CHAR(34);TEXT([.E12];&quot;yyyy-mm-dd&quot;);CHAR(34);&quot;,&quot;;CHAR(34);[.F$3];CHAR(34);&quot;:&quot;;CHAR(34);TEXT([.F12];&quot;yyyy-mm-dd&quot;);CHAR(34);&quot;}&quot;)" office:value-type="string" office:string-value="{&quot;idPublication&quot;:9,&quot;msgPublication&quot;:&quot;Le message de la publication est msgPublication9&quot;,&quot;user&quot;:&quot;user5&quot;,&quot;createDate&quot;:&quot;2016-10-19&quot;,&quot;updateDate&quot;:&quot;2016-10-20&quot;}" calcext:value-type="string">
            <text:p>{"idPublication":9,"msgPublication":"Le message de la publication est msgPublication9","user":"user5","createDate":"2016-10-19","updateDate":"2016-10-20"}</text:p>
          </table:table-cell>
          <table:table-cell table:formula="of:=[.B11]+1" office:value-type="float" office:value="9" calcext:value-type="float">
            <text:p>9</text:p>
          </table:table-cell>
          <table:table-cell table:formula="of:=CONCATENATE([.C$2];[.C$3];TEXT([.B12];&quot;###&quot;) )" office:value-type="string" office:string-value="Le message de la publication est msgPublication9" calcext:value-type="string">
            <text:p>Le message de la publication est msgPublication9</text:p>
          </table:table-cell>
          <table:table-cell table:formula="of:=CONCATENATE([.D$2];[.D$3];TEXT(MOD([.B12];5)+1;&quot;###&quot;) )" office:value-type="string" office:string-value="user5" calcext:value-type="string">
            <text:p>user5</text:p>
          </table:table-cell>
          <table:table-cell table:formula="of:=DATE(2016;MOD([.B12];12)+1;2*MOD([.B12];14)+1 )" office:value-type="date" office:date-value="2016-10-19" calcext:value-type="date">
            <text:p>19/10/16</text:p>
          </table:table-cell>
          <table:table-cell table:formula="of:=[.E12]+MOD([.B12];2)" office:value-type="date" office:date-value="2016-10-20" calcext:value-type="date">
            <text:p>20/10/16</text:p>
          </table:table-cell>
          <table:table-cell/>
        </table:table-row>
        <table:table-row table:style-name="ro1">
          <table:table-cell table:formula="of:=CONCATENATE(&quot;{&quot;;CHAR(34);[.B$3];CHAR(34);&quot;:&quot;;TEXT([.B13];&quot; ###&quot;);&quot;,&quot;;CHAR(34);[.C$3];;CHAR(34);&quot;:&quot;;CHAR(34);[.C13];CHAR(34);&quot;,&quot;;CHAR(34);[.D$3];CHAR(34);&quot;:&quot;;CHAR(34);[.D13];CHAR(34);&quot;,&quot;;CHAR(34);[.E$3];CHAR(34);&quot;:&quot;;CHAR(34);TEXT([.E13];&quot;yyyy-mm-dd&quot;);CHAR(34);&quot;,&quot;;CHAR(34);[.F$3];CHAR(34);&quot;:&quot;;CHAR(34);TEXT([.F13];&quot;yyyy-mm-dd&quot;);CHAR(34);&quot;}&quot;)" office:value-type="string" office:string-value="{&quot;idPublication&quot;:10,&quot;msgPublication&quot;:&quot;Le message de la publication est msgPublication10&quot;,&quot;user&quot;:&quot;user1&quot;,&quot;createDate&quot;:&quot;2016-11-21&quot;,&quot;updateDate&quot;:&quot;2016-11-21&quot;}" calcext:value-type="string">
            <text:p>{"idPublication":10,"msgPublication":"Le message de la publication est msgPublication10","user":"user1","createDate":"2016-11-21","updateDate":"2016-11-21"}</text:p>
          </table:table-cell>
          <table:table-cell table:formula="of:=[.B12]+1" office:value-type="float" office:value="10" calcext:value-type="float">
            <text:p>10</text:p>
          </table:table-cell>
          <table:table-cell table:formula="of:=CONCATENATE([.C$2];[.C$3];TEXT([.B13];&quot;###&quot;) )" office:value-type="string" office:string-value="Le message de la publication est msgPublication10" calcext:value-type="string">
            <text:p>Le message de la publication est msgPublication10</text:p>
          </table:table-cell>
          <table:table-cell table:formula="of:=CONCATENATE([.D$2];[.D$3];TEXT(MOD([.B13];5)+1;&quot;###&quot;) )" office:value-type="string" office:string-value="user1" calcext:value-type="string">
            <text:p>user1</text:p>
          </table:table-cell>
          <table:table-cell table:formula="of:=DATE(2016;MOD([.B13];12)+1;2*MOD([.B13];14)+1 )" office:value-type="date" office:date-value="2016-11-21" calcext:value-type="date">
            <text:p>21/11/16</text:p>
          </table:table-cell>
          <table:table-cell table:formula="of:=[.E13]+MOD([.B13];2)" office:value-type="date" office:date-value="2016-11-21" calcext:value-type="date">
            <text:p>21/11/16</text:p>
          </table:table-cell>
          <table:table-cell/>
        </table:table-row>
        <table:table-row table:style-name="ro1">
          <table:table-cell table:formula="of:=CONCATENATE(&quot;{&quot;;CHAR(34);[.B$3];CHAR(34);&quot;:&quot;;TEXT([.B14];&quot; ###&quot;);&quot;,&quot;;CHAR(34);[.C$3];;CHAR(34);&quot;:&quot;;CHAR(34);[.C14];CHAR(34);&quot;,&quot;;CHAR(34);[.D$3];CHAR(34);&quot;:&quot;;CHAR(34);[.D14];CHAR(34);&quot;,&quot;;CHAR(34);[.E$3];CHAR(34);&quot;:&quot;;CHAR(34);TEXT([.E14];&quot;yyyy-mm-dd&quot;);CHAR(34);&quot;,&quot;;CHAR(34);[.F$3];CHAR(34);&quot;:&quot;;CHAR(34);TEXT([.F14];&quot;yyyy-mm-dd&quot;);CHAR(34);&quot;}&quot;)" office:value-type="string" office:string-value="{&quot;idPublication&quot;:11,&quot;msgPublication&quot;:&quot;Le message de la publication est msgPublication11&quot;,&quot;user&quot;:&quot;user2&quot;,&quot;createDate&quot;:&quot;2016-12-23&quot;,&quot;updateDate&quot;:&quot;2016-12-24&quot;}" calcext:value-type="string">
            <text:p>{"idPublication":11,"msgPublication":"Le message de la publication est msgPublication11","user":"user2","createDate":"2016-12-23","updateDate":"2016-12-24"}</text:p>
          </table:table-cell>
          <table:table-cell table:formula="of:=[.B13]+1" office:value-type="float" office:value="11" calcext:value-type="float">
            <text:p>11</text:p>
          </table:table-cell>
          <table:table-cell table:formula="of:=CONCATENATE([.C$2];[.C$3];TEXT([.B14];&quot;###&quot;) )" office:value-type="string" office:string-value="Le message de la publication est msgPublication11" calcext:value-type="string">
            <text:p>Le message de la publication est msgPublication11</text:p>
          </table:table-cell>
          <table:table-cell table:formula="of:=CONCATENATE([.D$2];[.D$3];TEXT(MOD([.B14];5)+1;&quot;###&quot;) )" office:value-type="string" office:string-value="user2" calcext:value-type="string">
            <text:p>user2</text:p>
          </table:table-cell>
          <table:table-cell table:formula="of:=DATE(2016;MOD([.B14];12)+1;2*MOD([.B14];14)+1 )" office:value-type="date" office:date-value="2016-12-23" calcext:value-type="date">
            <text:p>23/12/16</text:p>
          </table:table-cell>
          <table:table-cell table:formula="of:=[.E14]+MOD([.B14];2)" office:value-type="date" office:date-value="2016-12-24" calcext:value-type="date">
            <text:p>24/12/16</text:p>
          </table:table-cell>
          <table:table-cell/>
        </table:table-row>
        <table:table-row table:style-name="ro1">
          <table:table-cell table:formula="of:=CONCATENATE(&quot;{&quot;;CHAR(34);[.B$3];CHAR(34);&quot;:&quot;;TEXT([.B15];&quot; ###&quot;);&quot;,&quot;;CHAR(34);[.C$3];;CHAR(34);&quot;:&quot;;CHAR(34);[.C15];CHAR(34);&quot;,&quot;;CHAR(34);[.D$3];CHAR(34);&quot;:&quot;;CHAR(34);[.D15];CHAR(34);&quot;,&quot;;CHAR(34);[.E$3];CHAR(34);&quot;:&quot;;CHAR(34);TEXT([.E15];&quot;yyyy-mm-dd&quot;);CHAR(34);&quot;,&quot;;CHAR(34);[.F$3];CHAR(34);&quot;:&quot;;CHAR(34);TEXT([.F15];&quot;yyyy-mm-dd&quot;);CHAR(34);&quot;}&quot;)" office:value-type="string" office:string-value="{&quot;idPublication&quot;:12,&quot;msgPublication&quot;:&quot;Le message de la publication est msgPublication12&quot;,&quot;user&quot;:&quot;user3&quot;,&quot;createDate&quot;:&quot;2016-01-25&quot;,&quot;updateDate&quot;:&quot;2016-01-25&quot;}" calcext:value-type="string">
            <text:p>{"idPublication":12,"msgPublication":"Le message de la publication est msgPublication12","user":"user3","createDate":"2016-01-25","updateDate":"2016-01-25"}</text:p>
          </table:table-cell>
          <table:table-cell table:formula="of:=[.B14]+1" office:value-type="float" office:value="12" calcext:value-type="float">
            <text:p>12</text:p>
          </table:table-cell>
          <table:table-cell table:formula="of:=CONCATENATE([.C$2];[.C$3];TEXT([.B15];&quot;###&quot;) )" office:value-type="string" office:string-value="Le message de la publication est msgPublication12" calcext:value-type="string">
            <text:p>Le message de la publication est msgPublication12</text:p>
          </table:table-cell>
          <table:table-cell table:formula="of:=CONCATENATE([.D$2];[.D$3];TEXT(MOD([.B15];5)+1;&quot;###&quot;) )" office:value-type="string" office:string-value="user3" calcext:value-type="string">
            <text:p>user3</text:p>
          </table:table-cell>
          <table:table-cell table:formula="of:=DATE(2016;MOD([.B15];12)+1;2*MOD([.B15];14)+1 )" office:value-type="date" office:date-value="2016-01-25" calcext:value-type="date">
            <text:p>25/01/16</text:p>
          </table:table-cell>
          <table:table-cell table:formula="of:=[.E15]+MOD([.B15];2)" office:value-type="date" office:date-value="2016-01-25" calcext:value-type="date">
            <text:p>25/01/16</text:p>
          </table:table-cell>
          <table:table-cell/>
        </table:table-row>
        <table:table-row table:style-name="ro1">
          <table:table-cell table:formula="of:=CONCATENATE(&quot;{&quot;;CHAR(34);[.B$3];CHAR(34);&quot;:&quot;;TEXT([.B16];&quot; ###&quot;);&quot;,&quot;;CHAR(34);[.C$3];;CHAR(34);&quot;:&quot;;CHAR(34);[.C16];CHAR(34);&quot;,&quot;;CHAR(34);[.D$3];CHAR(34);&quot;:&quot;;CHAR(34);[.D16];CHAR(34);&quot;,&quot;;CHAR(34);[.E$3];CHAR(34);&quot;:&quot;;CHAR(34);TEXT([.E16];&quot;yyyy-mm-dd&quot;);CHAR(34);&quot;,&quot;;CHAR(34);[.F$3];CHAR(34);&quot;:&quot;;CHAR(34);TEXT([.F16];&quot;yyyy-mm-dd&quot;);CHAR(34);&quot;}&quot;)" office:value-type="string" office:string-value="{&quot;idPublication&quot;:13,&quot;msgPublication&quot;:&quot;Le message de la publication est msgPublication13&quot;,&quot;user&quot;:&quot;user4&quot;,&quot;createDate&quot;:&quot;2016-02-27&quot;,&quot;updateDate&quot;:&quot;2016-02-28&quot;}" calcext:value-type="string">
            <text:p>{"idPublication":13,"msgPublication":"Le message de la publication est msgPublication13","user":"user4","createDate":"2016-02-27","updateDate":"2016-02-28"}</text:p>
          </table:table-cell>
          <table:table-cell table:formula="of:=[.B15]+1" office:value-type="float" office:value="13" calcext:value-type="float">
            <text:p>13</text:p>
          </table:table-cell>
          <table:table-cell table:formula="of:=CONCATENATE([.C$2];[.C$3];TEXT([.B16];&quot;###&quot;) )" office:value-type="string" office:string-value="Le message de la publication est msgPublication13" calcext:value-type="string">
            <text:p>Le message de la publication est msgPublication13</text:p>
          </table:table-cell>
          <table:table-cell table:formula="of:=CONCATENATE([.D$2];[.D$3];TEXT(MOD([.B16];5)+1;&quot;###&quot;) )" office:value-type="string" office:string-value="user4" calcext:value-type="string">
            <text:p>user4</text:p>
          </table:table-cell>
          <table:table-cell table:formula="of:=DATE(2016;MOD([.B16];12)+1;2*MOD([.B16];14)+1 )" office:value-type="date" office:date-value="2016-02-27" calcext:value-type="date">
            <text:p>27/02/16</text:p>
          </table:table-cell>
          <table:table-cell table:formula="of:=[.E16]+MOD([.B16];2)" office:value-type="date" office:date-value="2016-02-28" calcext:value-type="date">
            <text:p>28/02/16</text:p>
          </table:table-cell>
          <table:table-cell/>
        </table:table-row>
        <table:table-row table:style-name="ro1">
          <table:table-cell table:formula="of:=CONCATENATE(&quot;{&quot;;CHAR(34);[.B$3];CHAR(34);&quot;:&quot;;TEXT([.B17];&quot; ###&quot;);&quot;,&quot;;CHAR(34);[.C$3];;CHAR(34);&quot;:&quot;;CHAR(34);[.C17];CHAR(34);&quot;,&quot;;CHAR(34);[.D$3];CHAR(34);&quot;:&quot;;CHAR(34);[.D17];CHAR(34);&quot;,&quot;;CHAR(34);[.E$3];CHAR(34);&quot;:&quot;;CHAR(34);TEXT([.E17];&quot;yyyy-mm-dd&quot;);CHAR(34);&quot;,&quot;;CHAR(34);[.F$3];CHAR(34);&quot;:&quot;;CHAR(34);TEXT([.F17];&quot;yyyy-mm-dd&quot;);CHAR(34);&quot;}&quot;)" office:value-type="string" office:string-value="{&quot;idPublication&quot;:14,&quot;msgPublication&quot;:&quot;Le message de la publication est msgPublication14&quot;,&quot;user&quot;:&quot;user5&quot;,&quot;createDate&quot;:&quot;2016-03-01&quot;,&quot;updateDate&quot;:&quot;2016-03-01&quot;}" calcext:value-type="string">
            <text:p>{"idPublication":14,"msgPublication":"Le message de la publication est msgPublication14","user":"user5","createDate":"2016-03-01","updateDate":"2016-03-01"}</text:p>
          </table:table-cell>
          <table:table-cell table:formula="of:=[.B16]+1" office:value-type="float" office:value="14" calcext:value-type="float">
            <text:p>14</text:p>
          </table:table-cell>
          <table:table-cell table:formula="of:=CONCATENATE([.C$2];[.C$3];TEXT([.B17];&quot;###&quot;) )" office:value-type="string" office:string-value="Le message de la publication est msgPublication14" calcext:value-type="string">
            <text:p>Le message de la publication est msgPublication14</text:p>
          </table:table-cell>
          <table:table-cell table:formula="of:=CONCATENATE([.D$2];[.D$3];TEXT(MOD([.B17];5)+1;&quot;###&quot;) )" office:value-type="string" office:string-value="user5" calcext:value-type="string">
            <text:p>user5</text:p>
          </table:table-cell>
          <table:table-cell table:formula="of:=DATE(2016;MOD([.B17];12)+1;2*MOD([.B17];14)+1 )" office:value-type="date" office:date-value="2016-03-01" calcext:value-type="date">
            <text:p>01/03/16</text:p>
          </table:table-cell>
          <table:table-cell table:formula="of:=[.E17]+MOD([.B17];2)" office:value-type="date" office:date-value="2016-03-01" calcext:value-type="date">
            <text:p>01/03/16</text:p>
          </table:table-cell>
          <table:table-cell/>
        </table:table-row>
        <table:table-row table:style-name="ro1">
          <table:table-cell table:formula="of:=CONCATENATE(&quot;{&quot;;CHAR(34);[.B$3];CHAR(34);&quot;:&quot;;TEXT([.B18];&quot; ###&quot;);&quot;,&quot;;CHAR(34);[.C$3];;CHAR(34);&quot;:&quot;;CHAR(34);[.C18];CHAR(34);&quot;,&quot;;CHAR(34);[.D$3];CHAR(34);&quot;:&quot;;CHAR(34);[.D18];CHAR(34);&quot;,&quot;;CHAR(34);[.E$3];CHAR(34);&quot;:&quot;;CHAR(34);TEXT([.E18];&quot;yyyy-mm-dd&quot;);CHAR(34);&quot;,&quot;;CHAR(34);[.F$3];CHAR(34);&quot;:&quot;;CHAR(34);TEXT([.F18];&quot;yyyy-mm-dd&quot;);CHAR(34);&quot;}&quot;)" office:value-type="string" office:string-value="{&quot;idPublication&quot;:15,&quot;msgPublication&quot;:&quot;Le message de la publication est msgPublication15&quot;,&quot;user&quot;:&quot;user1&quot;,&quot;createDate&quot;:&quot;2016-04-03&quot;,&quot;updateDate&quot;:&quot;2016-04-04&quot;}" calcext:value-type="string">
            <text:p>{"idPublication":15,"msgPublication":"Le message de la publication est msgPublication15","user":"user1","createDate":"2016-04-03","updateDate":"2016-04-04"}</text:p>
          </table:table-cell>
          <table:table-cell table:formula="of:=[.B17]+1" office:value-type="float" office:value="15" calcext:value-type="float">
            <text:p>15</text:p>
          </table:table-cell>
          <table:table-cell table:formula="of:=CONCATENATE([.C$2];[.C$3];TEXT([.B18];&quot;###&quot;) )" office:value-type="string" office:string-value="Le message de la publication est msgPublication15" calcext:value-type="string">
            <text:p>Le message de la publication est msgPublication15</text:p>
          </table:table-cell>
          <table:table-cell table:formula="of:=CONCATENATE([.D$2];[.D$3];TEXT(MOD([.B18];5)+1;&quot;###&quot;) )" office:value-type="string" office:string-value="user1" calcext:value-type="string">
            <text:p>user1</text:p>
          </table:table-cell>
          <table:table-cell table:formula="of:=DATE(2016;MOD([.B18];12)+1;2*MOD([.B18];14)+1 )" office:value-type="date" office:date-value="2016-04-03" calcext:value-type="date">
            <text:p>03/04/16</text:p>
          </table:table-cell>
          <table:table-cell table:formula="of:=[.E18]+MOD([.B18];2)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table:formula="of:=CONCATENATE(&quot;{&quot;;CHAR(34);[.B$3];CHAR(34);&quot;:&quot;;TEXT([.B19];&quot; ###&quot;);&quot;,&quot;;CHAR(34);[.C$3];;CHAR(34);&quot;:&quot;;CHAR(34);[.C19];CHAR(34);&quot;,&quot;;CHAR(34);[.D$3];CHAR(34);&quot;:&quot;;CHAR(34);[.D19];CHAR(34);&quot;,&quot;;CHAR(34);[.E$3];CHAR(34);&quot;:&quot;;CHAR(34);TEXT([.E19];&quot;yyyy-mm-dd&quot;);CHAR(34);&quot;,&quot;;CHAR(34);[.F$3];CHAR(34);&quot;:&quot;;CHAR(34);TEXT([.F19];&quot;yyyy-mm-dd&quot;);CHAR(34);&quot;}&quot;)" office:value-type="string" office:string-value="{&quot;idPublication&quot;:16,&quot;msgPublication&quot;:&quot;Le message de la publication est msgPublication16&quot;,&quot;user&quot;:&quot;user2&quot;,&quot;createDate&quot;:&quot;2016-05-05&quot;,&quot;updateDate&quot;:&quot;2016-05-05&quot;}" calcext:value-type="string">
            <text:p>{"idPublication":16,"msgPublication":"Le message de la publication est msgPublication16","user":"user2","createDate":"2016-05-05","updateDate":"2016-05-05"}</text:p>
          </table:table-cell>
          <table:table-cell table:formula="of:=[.B18]+1" office:value-type="float" office:value="16" calcext:value-type="float">
            <text:p>16</text:p>
          </table:table-cell>
          <table:table-cell table:formula="of:=CONCATENATE([.C$2];[.C$3];TEXT([.B19];&quot;###&quot;) )" office:value-type="string" office:string-value="Le message de la publication est msgPublication16" calcext:value-type="string">
            <text:p>Le message de la publication est msgPublication16</text:p>
          </table:table-cell>
          <table:table-cell table:formula="of:=CONCATENATE([.D$2];[.D$3];TEXT(MOD([.B19];5)+1;&quot;###&quot;) )" office:value-type="string" office:string-value="user2" calcext:value-type="string">
            <text:p>user2</text:p>
          </table:table-cell>
          <table:table-cell table:formula="of:=DATE(2016;MOD([.B19];12)+1;2*MOD([.B19];14)+1 )" office:value-type="date" office:date-value="2016-05-05" calcext:value-type="date">
            <text:p>05/05/16</text:p>
          </table:table-cell>
          <table:table-cell table:formula="of:=[.E19]+MOD([.B19];2)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table:formula="of:=CONCATENATE(&quot;{&quot;;CHAR(34);[.B$3];CHAR(34);&quot;:&quot;;TEXT([.B20];&quot; ###&quot;);&quot;,&quot;;CHAR(34);[.C$3];;CHAR(34);&quot;:&quot;;CHAR(34);[.C20];CHAR(34);&quot;,&quot;;CHAR(34);[.D$3];CHAR(34);&quot;:&quot;;CHAR(34);[.D20];CHAR(34);&quot;,&quot;;CHAR(34);[.E$3];CHAR(34);&quot;:&quot;;CHAR(34);TEXT([.E20];&quot;yyyy-mm-dd&quot;);CHAR(34);&quot;,&quot;;CHAR(34);[.F$3];CHAR(34);&quot;:&quot;;CHAR(34);TEXT([.F20];&quot;yyyy-mm-dd&quot;);CHAR(34);&quot;}&quot;)" office:value-type="string" office:string-value="{&quot;idPublication&quot;:17,&quot;msgPublication&quot;:&quot;Le message de la publication est msgPublication17&quot;,&quot;user&quot;:&quot;user3&quot;,&quot;createDate&quot;:&quot;2016-06-07&quot;,&quot;updateDate&quot;:&quot;2016-06-08&quot;}" calcext:value-type="string">
            <text:p>{"idPublication":17,"msgPublication":"Le message de la publication est msgPublication17","user":"user3","createDate":"2016-06-07","updateDate":"2016-06-08"}</text:p>
          </table:table-cell>
          <table:table-cell table:formula="of:=[.B19]+1" office:value-type="float" office:value="17" calcext:value-type="float">
            <text:p>17</text:p>
          </table:table-cell>
          <table:table-cell table:formula="of:=CONCATENATE([.C$2];[.C$3];TEXT([.B20];&quot;###&quot;) )" office:value-type="string" office:string-value="Le message de la publication est msgPublication17" calcext:value-type="string">
            <text:p>Le message de la publication est msgPublication17</text:p>
          </table:table-cell>
          <table:table-cell table:formula="of:=CONCATENATE([.D$2];[.D$3];TEXT(MOD([.B20];5)+1;&quot;###&quot;) )" office:value-type="string" office:string-value="user3" calcext:value-type="string">
            <text:p>user3</text:p>
          </table:table-cell>
          <table:table-cell table:formula="of:=DATE(2016;MOD([.B20];12)+1;2*MOD([.B20];14)+1 )" office:value-type="date" office:date-value="2016-06-07" calcext:value-type="date">
            <text:p>07/06/16</text:p>
          </table:table-cell>
          <table:table-cell table:formula="of:=[.E20]+MOD([.B20];2)" office:value-type="date" office:date-value="2016-06-08" calcext:value-type="date">
            <text:p>08/06/16</text:p>
          </table:table-cell>
          <table:table-cell/>
        </table:table-row>
        <table:table-row table:style-name="ro1">
          <table:table-cell table:formula="of:=CONCATENATE(&quot;{&quot;;CHAR(34);[.B$3];CHAR(34);&quot;:&quot;;TEXT([.B21];&quot; ###&quot;);&quot;,&quot;;CHAR(34);[.C$3];;CHAR(34);&quot;:&quot;;CHAR(34);[.C21];CHAR(34);&quot;,&quot;;CHAR(34);[.D$3];CHAR(34);&quot;:&quot;;CHAR(34);[.D21];CHAR(34);&quot;,&quot;;CHAR(34);[.E$3];CHAR(34);&quot;:&quot;;CHAR(34);TEXT([.E21];&quot;yyyy-mm-dd&quot;);CHAR(34);&quot;,&quot;;CHAR(34);[.F$3];CHAR(34);&quot;:&quot;;CHAR(34);TEXT([.F21];&quot;yyyy-mm-dd&quot;);CHAR(34);&quot;}&quot;)" office:value-type="string" office:string-value="{&quot;idPublication&quot;:18,&quot;msgPublication&quot;:&quot;Le message de la publication est msgPublication18&quot;,&quot;user&quot;:&quot;user4&quot;,&quot;createDate&quot;:&quot;2016-07-09&quot;,&quot;updateDate&quot;:&quot;2016-07-09&quot;}" calcext:value-type="string">
            <text:p>{"idPublication":18,"msgPublication":"Le message de la publication est msgPublication18","user":"user4","createDate":"2016-07-09","updateDate":"2016-07-09"}</text:p>
          </table:table-cell>
          <table:table-cell table:formula="of:=[.B20]+1" office:value-type="float" office:value="18" calcext:value-type="float">
            <text:p>18</text:p>
          </table:table-cell>
          <table:table-cell table:formula="of:=CONCATENATE([.C$2];[.C$3];TEXT([.B21];&quot;###&quot;) )" office:value-type="string" office:string-value="Le message de la publication est msgPublication18" calcext:value-type="string">
            <text:p>Le message de la publication est msgPublication18</text:p>
          </table:table-cell>
          <table:table-cell table:formula="of:=CONCATENATE([.D$2];[.D$3];TEXT(MOD([.B21];5)+1;&quot;###&quot;) )" office:value-type="string" office:string-value="user4" calcext:value-type="string">
            <text:p>user4</text:p>
          </table:table-cell>
          <table:table-cell table:formula="of:=DATE(2016;MOD([.B21];12)+1;2*MOD([.B21];14)+1 )" office:value-type="date" office:date-value="2016-07-09" calcext:value-type="date">
            <text:p>09/07/16</text:p>
          </table:table-cell>
          <table:table-cell table:formula="of:=[.E21]+MOD([.B21];2)" office:value-type="date" office:date-value="2016-07-09" calcext:value-type="date">
            <text:p>09/07/16</text:p>
          </table:table-cell>
          <table:table-cell/>
        </table:table-row>
        <table:table-row table:style-name="ro1">
          <table:table-cell table:formula="of:=CONCATENATE(&quot;{&quot;;CHAR(34);[.B$3];CHAR(34);&quot;:&quot;;TEXT([.B22];&quot; ###&quot;);&quot;,&quot;;CHAR(34);[.C$3];;CHAR(34);&quot;:&quot;;CHAR(34);[.C22];CHAR(34);&quot;,&quot;;CHAR(34);[.D$3];CHAR(34);&quot;:&quot;;CHAR(34);[.D22];CHAR(34);&quot;,&quot;;CHAR(34);[.E$3];CHAR(34);&quot;:&quot;;CHAR(34);TEXT([.E22];&quot;yyyy-mm-dd&quot;);CHAR(34);&quot;,&quot;;CHAR(34);[.F$3];CHAR(34);&quot;:&quot;;CHAR(34);TEXT([.F22];&quot;yyyy-mm-dd&quot;);CHAR(34);&quot;}&quot;)" office:value-type="string" office:string-value="{&quot;idPublication&quot;:19,&quot;msgPublication&quot;:&quot;Le message de la publication est msgPublication19&quot;,&quot;user&quot;:&quot;user5&quot;,&quot;createDate&quot;:&quot;2016-08-11&quot;,&quot;updateDate&quot;:&quot;2016-08-12&quot;}" calcext:value-type="string">
            <text:p>{"idPublication":19,"msgPublication":"Le message de la publication est msgPublication19","user":"user5","createDate":"2016-08-11","updateDate":"2016-08-12"}</text:p>
          </table:table-cell>
          <table:table-cell table:formula="of:=[.B21]+1" office:value-type="float" office:value="19" calcext:value-type="float">
            <text:p>19</text:p>
          </table:table-cell>
          <table:table-cell table:formula="of:=CONCATENATE([.C$2];[.C$3];TEXT([.B22];&quot;###&quot;) )" office:value-type="string" office:string-value="Le message de la publication est msgPublication19" calcext:value-type="string">
            <text:p>Le message de la publication est msgPublication19</text:p>
          </table:table-cell>
          <table:table-cell table:formula="of:=CONCATENATE([.D$2];[.D$3];TEXT(MOD([.B22];5)+1;&quot;###&quot;) )" office:value-type="string" office:string-value="user5" calcext:value-type="string">
            <text:p>user5</text:p>
          </table:table-cell>
          <table:table-cell table:formula="of:=DATE(2016;MOD([.B22];12)+1;2*MOD([.B22];14)+1 )" office:value-type="date" office:date-value="2016-08-11" calcext:value-type="date">
            <text:p>11/08/16</text:p>
          </table:table-cell>
          <table:table-cell table:formula="of:=[.E22]+MOD([.B22];2)" office:value-type="date" office:date-value="2016-08-12" calcext:value-type="date">
            <text:p>12/08/16</text:p>
          </table:table-cell>
          <table:table-cell/>
        </table:table-row>
        <table:table-row table:style-name="ro1">
          <table:table-cell table:formula="of:=CONCATENATE(&quot;{&quot;;CHAR(34);[.B$3];CHAR(34);&quot;:&quot;;TEXT([.B23];&quot; ###&quot;);&quot;,&quot;;CHAR(34);[.C$3];;CHAR(34);&quot;:&quot;;CHAR(34);[.C23];CHAR(34);&quot;,&quot;;CHAR(34);[.D$3];CHAR(34);&quot;:&quot;;CHAR(34);[.D23];CHAR(34);&quot;,&quot;;CHAR(34);[.E$3];CHAR(34);&quot;:&quot;;CHAR(34);TEXT([.E23];&quot;yyyy-mm-dd&quot;);CHAR(34);&quot;,&quot;;CHAR(34);[.F$3];CHAR(34);&quot;:&quot;;CHAR(34);TEXT([.F23];&quot;yyyy-mm-dd&quot;);CHAR(34);&quot;}&quot;)" office:value-type="string" office:string-value="{&quot;idPublication&quot;:20,&quot;msgPublication&quot;:&quot;Le message de la publication est msgPublication20&quot;,&quot;user&quot;:&quot;user1&quot;,&quot;createDate&quot;:&quot;2016-09-13&quot;,&quot;updateDate&quot;:&quot;2016-09-13&quot;}" calcext:value-type="string">
            <text:p>{"idPublication":20,"msgPublication":"Le message de la publication est msgPublication20","user":"user1","createDate":"2016-09-13","updateDate":"2016-09-13"}</text:p>
          </table:table-cell>
          <table:table-cell table:formula="of:=[.B22]+1" office:value-type="float" office:value="20" calcext:value-type="float">
            <text:p>20</text:p>
          </table:table-cell>
          <table:table-cell table:formula="of:=CONCATENATE([.C$2];[.C$3];TEXT([.B23];&quot;###&quot;) )" office:value-type="string" office:string-value="Le message de la publication est msgPublication20" calcext:value-type="string">
            <text:p>Le message de la publication est msgPublication20</text:p>
          </table:table-cell>
          <table:table-cell table:formula="of:=CONCATENATE([.D$2];[.D$3];TEXT(MOD([.B23];5)+1;&quot;###&quot;) )" office:value-type="string" office:string-value="user1" calcext:value-type="string">
            <text:p>user1</text:p>
          </table:table-cell>
          <table:table-cell table:formula="of:=DATE(2016;MOD([.B23];12)+1;2*MOD([.B23];14)+1 )" office:value-type="date" office:date-value="2016-09-13" calcext:value-type="date">
            <text:p>13/09/16</text:p>
          </table:table-cell>
          <table:table-cell table:formula="of:=[.E23]+MOD([.B23];2)" office:value-type="date" office:date-value="2016-09-13" calcext:value-type="date">
            <text:p>13/09/16</text:p>
          </table:table-cell>
          <table:table-cell/>
        </table:table-row>
        <table:table-row table:style-name="ro1">
          <table:table-cell table:formula="of:=CONCATENATE(&quot;{&quot;;CHAR(34);[.B$3];CHAR(34);&quot;:&quot;;TEXT([.B24];&quot; ###&quot;);&quot;,&quot;;CHAR(34);[.C$3];;CHAR(34);&quot;:&quot;;CHAR(34);[.C24];CHAR(34);&quot;,&quot;;CHAR(34);[.D$3];CHAR(34);&quot;:&quot;;CHAR(34);[.D24];CHAR(34);&quot;,&quot;;CHAR(34);[.E$3];CHAR(34);&quot;:&quot;;CHAR(34);TEXT([.E24];&quot;yyyy-mm-dd&quot;);CHAR(34);&quot;,&quot;;CHAR(34);[.F$3];CHAR(34);&quot;:&quot;;CHAR(34);TEXT([.F24];&quot;yyyy-mm-dd&quot;);CHAR(34);&quot;}&quot;)" office:value-type="string" office:string-value="{&quot;idPublication&quot;:21,&quot;msgPublication&quot;:&quot;Le message de la publication est msgPublication21&quot;,&quot;user&quot;:&quot;user2&quot;,&quot;createDate&quot;:&quot;2016-10-15&quot;,&quot;updateDate&quot;:&quot;2016-10-16&quot;}" calcext:value-type="string">
            <text:p>{"idPublication":21,"msgPublication":"Le message de la publication est msgPublication21","user":"user2","createDate":"2016-10-15","updateDate":"2016-10-16"}</text:p>
          </table:table-cell>
          <table:table-cell table:formula="of:=[.B23]+1" office:value-type="float" office:value="21" calcext:value-type="float">
            <text:p>21</text:p>
          </table:table-cell>
          <table:table-cell table:formula="of:=CONCATENATE([.C$2];[.C$3];TEXT([.B24];&quot;###&quot;) )" office:value-type="string" office:string-value="Le message de la publication est msgPublication21" calcext:value-type="string">
            <text:p>Le message de la publication est msgPublication21</text:p>
          </table:table-cell>
          <table:table-cell table:formula="of:=CONCATENATE([.D$2];[.D$3];TEXT(MOD([.B24];5)+1;&quot;###&quot;) )" office:value-type="string" office:string-value="user2" calcext:value-type="string">
            <text:p>user2</text:p>
          </table:table-cell>
          <table:table-cell table:formula="of:=DATE(2016;MOD([.B24];12)+1;2*MOD([.B24];14)+1 )" office:value-type="date" office:date-value="2016-10-15" calcext:value-type="date">
            <text:p>15/10/16</text:p>
          </table:table-cell>
          <table:table-cell table:formula="of:=[.E24]+MOD([.B24];2)" office:value-type="date" office:date-value="2016-10-16" calcext:value-type="date">
            <text:p>16/10/16</text:p>
          </table:table-cell>
          <table:table-cell/>
        </table:table-row>
        <table:table-row table:style-name="ro1">
          <table:table-cell table:formula="of:=CONCATENATE(&quot;{&quot;;CHAR(34);[.B$3];CHAR(34);&quot;:&quot;;TEXT([.B25];&quot; ###&quot;);&quot;,&quot;;CHAR(34);[.C$3];;CHAR(34);&quot;:&quot;;CHAR(34);[.C25];CHAR(34);&quot;,&quot;;CHAR(34);[.D$3];CHAR(34);&quot;:&quot;;CHAR(34);[.D25];CHAR(34);&quot;,&quot;;CHAR(34);[.E$3];CHAR(34);&quot;:&quot;;CHAR(34);TEXT([.E25];&quot;yyyy-mm-dd&quot;);CHAR(34);&quot;,&quot;;CHAR(34);[.F$3];CHAR(34);&quot;:&quot;;CHAR(34);TEXT([.F25];&quot;yyyy-mm-dd&quot;);CHAR(34);&quot;}&quot;)" office:value-type="string" office:string-value="{&quot;idPublication&quot;:22,&quot;msgPublication&quot;:&quot;Le message de la publication est msgPublication22&quot;,&quot;user&quot;:&quot;user3&quot;,&quot;createDate&quot;:&quot;2016-11-17&quot;,&quot;updateDate&quot;:&quot;2016-11-17&quot;}" calcext:value-type="string">
            <text:p>{"idPublication":22,"msgPublication":"Le message de la publication est msgPublication22","user":"user3","createDate":"2016-11-17","updateDate":"2016-11-17"}</text:p>
          </table:table-cell>
          <table:table-cell table:formula="of:=[.B24]+1" office:value-type="float" office:value="22" calcext:value-type="float">
            <text:p>22</text:p>
          </table:table-cell>
          <table:table-cell table:formula="of:=CONCATENATE([.C$2];[.C$3];TEXT([.B25];&quot;###&quot;) )" office:value-type="string" office:string-value="Le message de la publication est msgPublication22" calcext:value-type="string">
            <text:p>Le message de la publication est msgPublication22</text:p>
          </table:table-cell>
          <table:table-cell table:formula="of:=CONCATENATE([.D$2];[.D$3];TEXT(MOD([.B25];5)+1;&quot;###&quot;) )" office:value-type="string" office:string-value="user3" calcext:value-type="string">
            <text:p>user3</text:p>
          </table:table-cell>
          <table:table-cell table:formula="of:=DATE(2016;MOD([.B25];12)+1;2*MOD([.B25];14)+1 )" office:value-type="date" office:date-value="2016-11-17" calcext:value-type="date">
            <text:p>17/11/16</text:p>
          </table:table-cell>
          <table:table-cell table:formula="of:=[.E25]+MOD([.B25];2)" office:value-type="date" office:date-value="2016-11-17" calcext:value-type="date">
            <text:p>17/11/16</text:p>
          </table:table-cell>
          <table:table-cell/>
        </table:table-row>
        <table:table-row table:style-name="ro1">
          <table:table-cell table:formula="of:=CONCATENATE(&quot;{&quot;;CHAR(34);[.B$3];CHAR(34);&quot;:&quot;;TEXT([.B26];&quot; ###&quot;);&quot;,&quot;;CHAR(34);[.C$3];;CHAR(34);&quot;:&quot;;CHAR(34);[.C26];CHAR(34);&quot;,&quot;;CHAR(34);[.D$3];CHAR(34);&quot;:&quot;;CHAR(34);[.D26];CHAR(34);&quot;,&quot;;CHAR(34);[.E$3];CHAR(34);&quot;:&quot;;CHAR(34);TEXT([.E26];&quot;yyyy-mm-dd&quot;);CHAR(34);&quot;,&quot;;CHAR(34);[.F$3];CHAR(34);&quot;:&quot;;CHAR(34);TEXT([.F26];&quot;yyyy-mm-dd&quot;);CHAR(34);&quot;}&quot;)" office:value-type="string" office:string-value="{&quot;idPublication&quot;:23,&quot;msgPublication&quot;:&quot;Le message de la publication est msgPublication23&quot;,&quot;user&quot;:&quot;user4&quot;,&quot;createDate&quot;:&quot;2016-12-19&quot;,&quot;updateDate&quot;:&quot;2016-12-20&quot;}" calcext:value-type="string">
            <text:p>{"idPublication":23,"msgPublication":"Le message de la publication est msgPublication23","user":"user4","createDate":"2016-12-19","updateDate":"2016-12-20"}</text:p>
          </table:table-cell>
          <table:table-cell table:formula="of:=[.B25]+1" office:value-type="float" office:value="23" calcext:value-type="float">
            <text:p>23</text:p>
          </table:table-cell>
          <table:table-cell table:formula="of:=CONCATENATE([.C$2];[.C$3];TEXT([.B26];&quot;###&quot;) )" office:value-type="string" office:string-value="Le message de la publication est msgPublication23" calcext:value-type="string">
            <text:p>Le message de la publication est msgPublication23</text:p>
          </table:table-cell>
          <table:table-cell table:formula="of:=CONCATENATE([.D$2];[.D$3];TEXT(MOD([.B26];5)+1;&quot;###&quot;) )" office:value-type="string" office:string-value="user4" calcext:value-type="string">
            <text:p>user4</text:p>
          </table:table-cell>
          <table:table-cell table:formula="of:=DATE(2016;MOD([.B26];12)+1;2*MOD([.B26];14)+1 )" office:value-type="date" office:date-value="2016-12-19" calcext:value-type="date">
            <text:p>19/12/16</text:p>
          </table:table-cell>
          <table:table-cell table:formula="of:=[.E26]+MOD([.B26];2)" office:value-type="date" office:date-value="2016-12-20" calcext:value-type="date">
            <text:p>20/12/16</text:p>
          </table:table-cell>
          <table:table-cell/>
        </table:table-row>
        <table:table-row table:style-name="ro1">
          <table:table-cell table:formula="of:=CONCATENATE(&quot;{&quot;;CHAR(34);[.B$3];CHAR(34);&quot;:&quot;;TEXT([.B27];&quot; ###&quot;);&quot;,&quot;;CHAR(34);[.C$3];;CHAR(34);&quot;:&quot;;CHAR(34);[.C27];CHAR(34);&quot;,&quot;;CHAR(34);[.D$3];CHAR(34);&quot;:&quot;;CHAR(34);[.D27];CHAR(34);&quot;,&quot;;CHAR(34);[.E$3];CHAR(34);&quot;:&quot;;CHAR(34);TEXT([.E27];&quot;yyyy-mm-dd&quot;);CHAR(34);&quot;,&quot;;CHAR(34);[.F$3];CHAR(34);&quot;:&quot;;CHAR(34);TEXT([.F27];&quot;yyyy-mm-dd&quot;);CHAR(34);&quot;}&quot;)" office:value-type="string" office:string-value="{&quot;idPublication&quot;:24,&quot;msgPublication&quot;:&quot;Le message de la publication est msgPublication24&quot;,&quot;user&quot;:&quot;user5&quot;,&quot;createDate&quot;:&quot;2016-01-21&quot;,&quot;updateDate&quot;:&quot;2016-01-21&quot;}" calcext:value-type="string">
            <text:p>{"idPublication":24,"msgPublication":"Le message de la publication est msgPublication24","user":"user5","createDate":"2016-01-21","updateDate":"2016-01-21"}</text:p>
          </table:table-cell>
          <table:table-cell table:formula="of:=[.B26]+1" office:value-type="float" office:value="24" calcext:value-type="float">
            <text:p>24</text:p>
          </table:table-cell>
          <table:table-cell table:formula="of:=CONCATENATE([.C$2];[.C$3];TEXT([.B27];&quot;###&quot;) )" office:value-type="string" office:string-value="Le message de la publication est msgPublication24" calcext:value-type="string">
            <text:p>Le message de la publication est msgPublication24</text:p>
          </table:table-cell>
          <table:table-cell table:formula="of:=CONCATENATE([.D$2];[.D$3];TEXT(MOD([.B27];5)+1;&quot;###&quot;) )" office:value-type="string" office:string-value="user5" calcext:value-type="string">
            <text:p>user5</text:p>
          </table:table-cell>
          <table:table-cell table:formula="of:=DATE(2016;MOD([.B27];12)+1;2*MOD([.B27];14)+1 )" office:value-type="date" office:date-value="2016-01-21" calcext:value-type="date">
            <text:p>21/01/16</text:p>
          </table:table-cell>
          <table:table-cell table:formula="of:=[.E27]+MOD([.B27];2)" office:value-type="date" office:date-value="2016-01-21" calcext:value-type="date">
            <text:p>21/01/16</text:p>
          </table:table-cell>
          <table:table-cell/>
        </table:table-row>
        <table:table-row table:style-name="ro1">
          <table:table-cell table:formula="of:=CONCATENATE(&quot;{&quot;;CHAR(34);[.B$3];CHAR(34);&quot;:&quot;;TEXT([.B28];&quot; ###&quot;);&quot;,&quot;;CHAR(34);[.C$3];;CHAR(34);&quot;:&quot;;CHAR(34);[.C28];CHAR(34);&quot;,&quot;;CHAR(34);[.D$3];CHAR(34);&quot;:&quot;;CHAR(34);[.D28];CHAR(34);&quot;,&quot;;CHAR(34);[.E$3];CHAR(34);&quot;:&quot;;CHAR(34);TEXT([.E28];&quot;yyyy-mm-dd&quot;);CHAR(34);&quot;,&quot;;CHAR(34);[.F$3];CHAR(34);&quot;:&quot;;CHAR(34);TEXT([.F28];&quot;yyyy-mm-dd&quot;);CHAR(34);&quot;}&quot;)" office:value-type="string" office:string-value="{&quot;idPublication&quot;:25,&quot;msgPublication&quot;:&quot;Le message de la publication est msgPublication25&quot;,&quot;user&quot;:&quot;user1&quot;,&quot;createDate&quot;:&quot;2016-02-23&quot;,&quot;updateDate&quot;:&quot;2016-02-24&quot;}" calcext:value-type="string">
            <text:p>{"idPublication":25,"msgPublication":"Le message de la publication est msgPublication25","user":"user1","createDate":"2016-02-23","updateDate":"2016-02-24"}</text:p>
          </table:table-cell>
          <table:table-cell table:formula="of:=[.B27]+1" office:value-type="float" office:value="25" calcext:value-type="float">
            <text:p>25</text:p>
          </table:table-cell>
          <table:table-cell table:formula="of:=CONCATENATE([.C$2];[.C$3];TEXT([.B28];&quot;###&quot;) )" office:value-type="string" office:string-value="Le message de la publication est msgPublication25" calcext:value-type="string">
            <text:p>Le message de la publication est msgPublication25</text:p>
          </table:table-cell>
          <table:table-cell table:formula="of:=CONCATENATE([.D$2];[.D$3];TEXT(MOD([.B28];5)+1;&quot;###&quot;) )" office:value-type="string" office:string-value="user1" calcext:value-type="string">
            <text:p>user1</text:p>
          </table:table-cell>
          <table:table-cell table:formula="of:=DATE(2016;MOD([.B28];12)+1;2*MOD([.B28];14)+1 )" office:value-type="date" office:date-value="2016-02-23" calcext:value-type="date">
            <text:p>23/02/16</text:p>
          </table:table-cell>
          <table:table-cell table:formula="of:=[.E28]+MOD([.B28];2)" office:value-type="date" office:date-value="2016-02-24" calcext:value-type="date">
            <text:p>24/02/16</text:p>
          </table:table-cell>
          <table:table-cell/>
        </table:table-row>
        <table:table-row table:style-name="ro1">
          <table:table-cell table:formula="of:=CONCATENATE(&quot;{&quot;;CHAR(34);[.B$3];CHAR(34);&quot;:&quot;;TEXT([.B29];&quot; ###&quot;);&quot;,&quot;;CHAR(34);[.C$3];;CHAR(34);&quot;:&quot;;CHAR(34);[.C29];CHAR(34);&quot;,&quot;;CHAR(34);[.D$3];CHAR(34);&quot;:&quot;;CHAR(34);[.D29];CHAR(34);&quot;,&quot;;CHAR(34);[.E$3];CHAR(34);&quot;:&quot;;CHAR(34);TEXT([.E29];&quot;yyyy-mm-dd&quot;);CHAR(34);&quot;,&quot;;CHAR(34);[.F$3];CHAR(34);&quot;:&quot;;CHAR(34);TEXT([.F29];&quot;yyyy-mm-dd&quot;);CHAR(34);&quot;}&quot;)" office:value-type="string" office:string-value="{&quot;idPublication&quot;:26,&quot;msgPublication&quot;:&quot;Le message de la publication est msgPublication26&quot;,&quot;user&quot;:&quot;user2&quot;,&quot;createDate&quot;:&quot;2016-03-25&quot;,&quot;updateDate&quot;:&quot;2016-03-25&quot;}" calcext:value-type="string">
            <text:p>{"idPublication":26,"msgPublication":"Le message de la publication est msgPublication26","user":"user2","createDate":"2016-03-25","updateDate":"2016-03-25"}</text:p>
          </table:table-cell>
          <table:table-cell table:formula="of:=[.B28]+1" office:value-type="float" office:value="26" calcext:value-type="float">
            <text:p>26</text:p>
          </table:table-cell>
          <table:table-cell table:formula="of:=CONCATENATE([.C$2];[.C$3];TEXT([.B29];&quot;###&quot;) )" office:value-type="string" office:string-value="Le message de la publication est msgPublication26" calcext:value-type="string">
            <text:p>Le message de la publication est msgPublication26</text:p>
          </table:table-cell>
          <table:table-cell table:formula="of:=CONCATENATE([.D$2];[.D$3];TEXT(MOD([.B29];5)+1;&quot;###&quot;) )" office:value-type="string" office:string-value="user2" calcext:value-type="string">
            <text:p>user2</text:p>
          </table:table-cell>
          <table:table-cell table:formula="of:=DATE(2016;MOD([.B29];12)+1;2*MOD([.B29];14)+1 )" office:value-type="date" office:date-value="2016-03-25" calcext:value-type="date">
            <text:p>25/03/16</text:p>
          </table:table-cell>
          <table:table-cell table:formula="of:=[.E29]+MOD([.B29];2)" office:value-type="date" office:date-value="2016-03-25" calcext:value-type="date">
            <text:p>25/03/16</text:p>
          </table:table-cell>
          <table:table-cell/>
        </table:table-row>
        <table:table-row table:style-name="ro1">
          <table:table-cell table:formula="of:=CONCATENATE(&quot;{&quot;;CHAR(34);[.B$3];CHAR(34);&quot;:&quot;;TEXT([.B30];&quot; ###&quot;);&quot;,&quot;;CHAR(34);[.C$3];;CHAR(34);&quot;:&quot;;CHAR(34);[.C30];CHAR(34);&quot;,&quot;;CHAR(34);[.D$3];CHAR(34);&quot;:&quot;;CHAR(34);[.D30];CHAR(34);&quot;,&quot;;CHAR(34);[.E$3];CHAR(34);&quot;:&quot;;CHAR(34);TEXT([.E30];&quot;yyyy-mm-dd&quot;);CHAR(34);&quot;,&quot;;CHAR(34);[.F$3];CHAR(34);&quot;:&quot;;CHAR(34);TEXT([.F30];&quot;yyyy-mm-dd&quot;);CHAR(34);&quot;}&quot;)" office:value-type="string" office:string-value="{&quot;idPublication&quot;:27,&quot;msgPublication&quot;:&quot;Le message de la publication est msgPublication27&quot;,&quot;user&quot;:&quot;user3&quot;,&quot;createDate&quot;:&quot;2016-04-27&quot;,&quot;updateDate&quot;:&quot;2016-04-28&quot;}" calcext:value-type="string">
            <text:p>{"idPublication":27,"msgPublication":"Le message de la publication est msgPublication27","user":"user3","createDate":"2016-04-27","updateDate":"2016-04-28"}</text:p>
          </table:table-cell>
          <table:table-cell table:formula="of:=[.B29]+1" office:value-type="float" office:value="27" calcext:value-type="float">
            <text:p>27</text:p>
          </table:table-cell>
          <table:table-cell table:formula="of:=CONCATENATE([.C$2];[.C$3];TEXT([.B30];&quot;###&quot;) )" office:value-type="string" office:string-value="Le message de la publication est msgPublication27" calcext:value-type="string">
            <text:p>Le message de la publication est msgPublication27</text:p>
          </table:table-cell>
          <table:table-cell table:formula="of:=CONCATENATE([.D$2];[.D$3];TEXT(MOD([.B30];5)+1;&quot;###&quot;) )" office:value-type="string" office:string-value="user3" calcext:value-type="string">
            <text:p>user3</text:p>
          </table:table-cell>
          <table:table-cell table:formula="of:=DATE(2016;MOD([.B30];12)+1;2*MOD([.B30];14)+1 )" office:value-type="date" office:date-value="2016-04-27" calcext:value-type="date">
            <text:p>27/04/16</text:p>
          </table:table-cell>
          <table:table-cell table:formula="of:=[.E30]+MOD([.B30];2)" office:value-type="date" office:date-value="2016-04-28" calcext:value-type="date">
            <text:p>28/04/16</text:p>
          </table:table-cell>
          <table:table-cell/>
        </table:table-row>
        <table:table-row table:style-name="ro1">
          <table:table-cell table:formula="of:=CONCATENATE(&quot;{&quot;;CHAR(34);[.B$3];CHAR(34);&quot;:&quot;;TEXT([.B31];&quot; ###&quot;);&quot;,&quot;;CHAR(34);[.C$3];;CHAR(34);&quot;:&quot;;CHAR(34);[.C31];CHAR(34);&quot;,&quot;;CHAR(34);[.D$3];CHAR(34);&quot;:&quot;;CHAR(34);[.D31];CHAR(34);&quot;,&quot;;CHAR(34);[.E$3];CHAR(34);&quot;:&quot;;CHAR(34);TEXT([.E31];&quot;yyyy-mm-dd&quot;);CHAR(34);&quot;,&quot;;CHAR(34);[.F$3];CHAR(34);&quot;:&quot;;CHAR(34);TEXT([.F31];&quot;yyyy-mm-dd&quot;);CHAR(34);&quot;}&quot;)" office:value-type="string" office:string-value="{&quot;idPublication&quot;:28,&quot;msgPublication&quot;:&quot;Le message de la publication est msgPublication28&quot;,&quot;user&quot;:&quot;user4&quot;,&quot;createDate&quot;:&quot;2016-05-01&quot;,&quot;updateDate&quot;:&quot;2016-05-01&quot;}" calcext:value-type="string">
            <text:p>{"idPublication":28,"msgPublication":"Le message de la publication est msgPublication28","user":"user4","createDate":"2016-05-01","updateDate":"2016-05-01"}</text:p>
          </table:table-cell>
          <table:table-cell table:formula="of:=[.B30]+1" office:value-type="float" office:value="28" calcext:value-type="float">
            <text:p>28</text:p>
          </table:table-cell>
          <table:table-cell table:formula="of:=CONCATENATE([.C$2];[.C$3];TEXT([.B31];&quot;###&quot;) )" office:value-type="string" office:string-value="Le message de la publication est msgPublication28" calcext:value-type="string">
            <text:p>Le message de la publication est msgPublication28</text:p>
          </table:table-cell>
          <table:table-cell table:formula="of:=CONCATENATE([.D$2];[.D$3];TEXT(MOD([.B31];5)+1;&quot;###&quot;) )" office:value-type="string" office:string-value="user4" calcext:value-type="string">
            <text:p>user4</text:p>
          </table:table-cell>
          <table:table-cell table:formula="of:=DATE(2016;MOD([.B31];12)+1;2*MOD([.B31];14)+1 )" office:value-type="date" office:date-value="2016-05-01" calcext:value-type="date">
            <text:p>01/05/16</text:p>
          </table:table-cell>
          <table:table-cell table:formula="of:=[.E31]+MOD([.B31];2)" office:value-type="date" office:date-value="2016-05-01" calcext:value-type="date">
            <text:p>01/05/16</text:p>
          </table:table-cell>
          <table:table-cell/>
        </table:table-row>
        <table:table-row table:style-name="ro1">
          <table:table-cell table:formula="of:=CONCATENATE(&quot;{&quot;;CHAR(34);[.B$3];CHAR(34);&quot;:&quot;;TEXT([.B32];&quot; ###&quot;);&quot;,&quot;;CHAR(34);[.C$3];;CHAR(34);&quot;:&quot;;CHAR(34);[.C32];CHAR(34);&quot;,&quot;;CHAR(34);[.D$3];CHAR(34);&quot;:&quot;;CHAR(34);[.D32];CHAR(34);&quot;,&quot;;CHAR(34);[.E$3];CHAR(34);&quot;:&quot;;CHAR(34);TEXT([.E32];&quot;yyyy-mm-dd&quot;);CHAR(34);&quot;,&quot;;CHAR(34);[.F$3];CHAR(34);&quot;:&quot;;CHAR(34);TEXT([.F32];&quot;yyyy-mm-dd&quot;);CHAR(34);&quot;}&quot;)" office:value-type="string" office:string-value="{&quot;idPublication&quot;:29,&quot;msgPublication&quot;:&quot;Le message de la publication est msgPublication29&quot;,&quot;user&quot;:&quot;user5&quot;,&quot;createDate&quot;:&quot;2016-06-03&quot;,&quot;updateDate&quot;:&quot;2016-06-04&quot;}" calcext:value-type="string">
            <text:p>{"idPublication":29,"msgPublication":"Le message de la publication est msgPublication29","user":"user5","createDate":"2016-06-03","updateDate":"2016-06-04"}</text:p>
          </table:table-cell>
          <table:table-cell table:formula="of:=[.B31]+1" office:value-type="float" office:value="29" calcext:value-type="float">
            <text:p>29</text:p>
          </table:table-cell>
          <table:table-cell table:formula="of:=CONCATENATE([.C$2];[.C$3];TEXT([.B32];&quot;###&quot;) )" office:value-type="string" office:string-value="Le message de la publication est msgPublication29" calcext:value-type="string">
            <text:p>Le message de la publication est msgPublication29</text:p>
          </table:table-cell>
          <table:table-cell table:formula="of:=CONCATENATE([.D$2];[.D$3];TEXT(MOD([.B32];5)+1;&quot;###&quot;) )" office:value-type="string" office:string-value="user5" calcext:value-type="string">
            <text:p>user5</text:p>
          </table:table-cell>
          <table:table-cell table:formula="of:=DATE(2016;MOD([.B32];12)+1;2*MOD([.B32];14)+1 )" office:value-type="date" office:date-value="2016-06-03" calcext:value-type="date">
            <text:p>03/06/16</text:p>
          </table:table-cell>
          <table:table-cell table:formula="of:=[.E32]+MOD([.B32];2)" office:value-type="date" office:date-value="2016-06-04" calcext:value-type="date">
            <text:p>04/06/16</text:p>
          </table:table-cell>
          <table:table-cell/>
        </table:table-row>
        <table:table-row table:style-name="ro1">
          <table:table-cell table:formula="of:=CONCATENATE(&quot;{&quot;;CHAR(34);[.B$3];CHAR(34);&quot;:&quot;;TEXT([.B33];&quot; ###&quot;);&quot;,&quot;;CHAR(34);[.C$3];;CHAR(34);&quot;:&quot;;CHAR(34);[.C33];CHAR(34);&quot;,&quot;;CHAR(34);[.D$3];CHAR(34);&quot;:&quot;;CHAR(34);[.D33];CHAR(34);&quot;,&quot;;CHAR(34);[.E$3];CHAR(34);&quot;:&quot;;CHAR(34);TEXT([.E33];&quot;yyyy-mm-dd&quot;);CHAR(34);&quot;,&quot;;CHAR(34);[.F$3];CHAR(34);&quot;:&quot;;CHAR(34);TEXT([.F33];&quot;yyyy-mm-dd&quot;);CHAR(34);&quot;}&quot;)" office:value-type="string" office:string-value="{&quot;idPublication&quot;:30,&quot;msgPublication&quot;:&quot;Le message de la publication est msgPublication30&quot;,&quot;user&quot;:&quot;user1&quot;,&quot;createDate&quot;:&quot;2016-07-05&quot;,&quot;updateDate&quot;:&quot;2016-07-05&quot;}" calcext:value-type="string">
            <text:p>{"idPublication":30,"msgPublication":"Le message de la publication est msgPublication30","user":"user1","createDate":"2016-07-05","updateDate":"2016-07-05"}</text:p>
          </table:table-cell>
          <table:table-cell table:formula="of:=[.B32]+1" office:value-type="float" office:value="30" calcext:value-type="float">
            <text:p>30</text:p>
          </table:table-cell>
          <table:table-cell table:formula="of:=CONCATENATE([.C$2];[.C$3];TEXT([.B33];&quot;###&quot;) )" office:value-type="string" office:string-value="Le message de la publication est msgPublication30" calcext:value-type="string">
            <text:p>Le message de la publication est msgPublication30</text:p>
          </table:table-cell>
          <table:table-cell table:formula="of:=CONCATENATE([.D$2];[.D$3];TEXT(MOD([.B33];5)+1;&quot;###&quot;) )" office:value-type="string" office:string-value="user1" calcext:value-type="string">
            <text:p>user1</text:p>
          </table:table-cell>
          <table:table-cell table:formula="of:=DATE(2016;MOD([.B33];12)+1;2*MOD([.B33];14)+1 )" office:value-type="date" office:date-value="2016-07-05" calcext:value-type="date">
            <text:p>05/07/16</text:p>
          </table:table-cell>
          <table:table-cell table:formula="of:=[.E33]+MOD([.B33];2)" office:value-type="date" office:date-value="2016-07-05" calcext:value-type="date">
            <text:p>05/07/16</text:p>
          </table:table-cell>
          <table:table-cell/>
        </table:table-row>
        <table:table-row table:style-name="ro1">
          <table:table-cell table:formula="of:=CONCATENATE(&quot;{&quot;;CHAR(34);[.B$3];CHAR(34);&quot;:&quot;;TEXT([.B34];&quot; ###&quot;);&quot;,&quot;;CHAR(34);[.C$3];;CHAR(34);&quot;:&quot;;CHAR(34);[.C34];CHAR(34);&quot;,&quot;;CHAR(34);[.D$3];CHAR(34);&quot;:&quot;;CHAR(34);[.D34];CHAR(34);&quot;,&quot;;CHAR(34);[.E$3];CHAR(34);&quot;:&quot;;CHAR(34);TEXT([.E34];&quot;yyyy-mm-dd&quot;);CHAR(34);&quot;,&quot;;CHAR(34);[.F$3];CHAR(34);&quot;:&quot;;CHAR(34);TEXT([.F34];&quot;yyyy-mm-dd&quot;);CHAR(34);&quot;}&quot;)" office:value-type="string" office:string-value="{&quot;idPublication&quot;:31,&quot;msgPublication&quot;:&quot;Le message de la publication est msgPublication31&quot;,&quot;user&quot;:&quot;user2&quot;,&quot;createDate&quot;:&quot;2016-08-07&quot;,&quot;updateDate&quot;:&quot;2016-08-08&quot;}" calcext:value-type="string">
            <text:p>{"idPublication":31,"msgPublication":"Le message de la publication est msgPublication31","user":"user2","createDate":"2016-08-07","updateDate":"2016-08-08"}</text:p>
          </table:table-cell>
          <table:table-cell table:formula="of:=[.B33]+1" office:value-type="float" office:value="31" calcext:value-type="float">
            <text:p>31</text:p>
          </table:table-cell>
          <table:table-cell table:formula="of:=CONCATENATE([.C$2];[.C$3];TEXT([.B34];&quot;###&quot;) )" office:value-type="string" office:string-value="Le message de la publication est msgPublication31" calcext:value-type="string">
            <text:p>Le message de la publication est msgPublication31</text:p>
          </table:table-cell>
          <table:table-cell table:formula="of:=CONCATENATE([.D$2];[.D$3];TEXT(MOD([.B34];5)+1;&quot;###&quot;) )" office:value-type="string" office:string-value="user2" calcext:value-type="string">
            <text:p>user2</text:p>
          </table:table-cell>
          <table:table-cell table:formula="of:=DATE(2016;MOD([.B34];12)+1;2*MOD([.B34];14)+1 )" office:value-type="date" office:date-value="2016-08-07" calcext:value-type="date">
            <text:p>07/08/16</text:p>
          </table:table-cell>
          <table:table-cell table:formula="of:=[.E34]+MOD([.B34];2)" office:value-type="date" office:date-value="2016-08-08" calcext:value-type="date">
            <text:p>08/08/16</text:p>
          </table:table-cell>
          <table:table-cell/>
        </table:table-row>
        <table:table-row table:style-name="ro1">
          <table:table-cell table:formula="of:=CONCATENATE(&quot;{&quot;;CHAR(34);[.B$3];CHAR(34);&quot;:&quot;;TEXT([.B35];&quot; ###&quot;);&quot;,&quot;;CHAR(34);[.C$3];;CHAR(34);&quot;:&quot;;CHAR(34);[.C35];CHAR(34);&quot;,&quot;;CHAR(34);[.D$3];CHAR(34);&quot;:&quot;;CHAR(34);[.D35];CHAR(34);&quot;,&quot;;CHAR(34);[.E$3];CHAR(34);&quot;:&quot;;CHAR(34);TEXT([.E35];&quot;yyyy-mm-dd&quot;);CHAR(34);&quot;,&quot;;CHAR(34);[.F$3];CHAR(34);&quot;:&quot;;CHAR(34);TEXT([.F35];&quot;yyyy-mm-dd&quot;);CHAR(34);&quot;}&quot;)" office:value-type="string" office:string-value="{&quot;idPublication&quot;:32,&quot;msgPublication&quot;:&quot;Le message de la publication est msgPublication32&quot;,&quot;user&quot;:&quot;user3&quot;,&quot;createDate&quot;:&quot;2016-09-09&quot;,&quot;updateDate&quot;:&quot;2016-09-09&quot;}" calcext:value-type="string">
            <text:p>{"idPublication":32,"msgPublication":"Le message de la publication est msgPublication32","user":"user3","createDate":"2016-09-09","updateDate":"2016-09-09"}</text:p>
          </table:table-cell>
          <table:table-cell table:formula="of:=[.B34]+1" office:value-type="float" office:value="32" calcext:value-type="float">
            <text:p>32</text:p>
          </table:table-cell>
          <table:table-cell table:formula="of:=CONCATENATE([.C$2];[.C$3];TEXT([.B35];&quot;###&quot;) )" office:value-type="string" office:string-value="Le message de la publication est msgPublication32" calcext:value-type="string">
            <text:p>Le message de la publication est msgPublication32</text:p>
          </table:table-cell>
          <table:table-cell table:formula="of:=CONCATENATE([.D$2];[.D$3];TEXT(MOD([.B35];5)+1;&quot;###&quot;) )" office:value-type="string" office:string-value="user3" calcext:value-type="string">
            <text:p>user3</text:p>
          </table:table-cell>
          <table:table-cell table:formula="of:=DATE(2016;MOD([.B35];12)+1;2*MOD([.B35];14)+1 )" office:value-type="date" office:date-value="2016-09-09" calcext:value-type="date">
            <text:p>09/09/16</text:p>
          </table:table-cell>
          <table:table-cell table:formula="of:=[.E35]+MOD([.B35];2)" office:value-type="date" office:date-value="2016-09-09" calcext:value-type="date">
            <text:p>09/09/16</text:p>
          </table:table-cell>
          <table:table-cell/>
        </table:table-row>
        <table:table-row table:style-name="ro1">
          <table:table-cell table:formula="of:=CONCATENATE(&quot;{&quot;;CHAR(34);[.B$3];CHAR(34);&quot;:&quot;;TEXT([.B36];&quot; ###&quot;);&quot;,&quot;;CHAR(34);[.C$3];;CHAR(34);&quot;:&quot;;CHAR(34);[.C36];CHAR(34);&quot;,&quot;;CHAR(34);[.D$3];CHAR(34);&quot;:&quot;;CHAR(34);[.D36];CHAR(34);&quot;,&quot;;CHAR(34);[.E$3];CHAR(34);&quot;:&quot;;CHAR(34);TEXT([.E36];&quot;yyyy-mm-dd&quot;);CHAR(34);&quot;,&quot;;CHAR(34);[.F$3];CHAR(34);&quot;:&quot;;CHAR(34);TEXT([.F36];&quot;yyyy-mm-dd&quot;);CHAR(34);&quot;}&quot;)" office:value-type="string" office:string-value="{&quot;idPublication&quot;:33,&quot;msgPublication&quot;:&quot;Le message de la publication est msgPublication33&quot;,&quot;user&quot;:&quot;user4&quot;,&quot;createDate&quot;:&quot;2016-10-11&quot;,&quot;updateDate&quot;:&quot;2016-10-12&quot;}" calcext:value-type="string">
            <text:p>{"idPublication":33,"msgPublication":"Le message de la publication est msgPublication33","user":"user4","createDate":"2016-10-11","updateDate":"2016-10-12"}</text:p>
          </table:table-cell>
          <table:table-cell table:formula="of:=[.B35]+1" office:value-type="float" office:value="33" calcext:value-type="float">
            <text:p>33</text:p>
          </table:table-cell>
          <table:table-cell table:formula="of:=CONCATENATE([.C$2];[.C$3];TEXT([.B36];&quot;###&quot;) )" office:value-type="string" office:string-value="Le message de la publication est msgPublication33" calcext:value-type="string">
            <text:p>Le message de la publication est msgPublication33</text:p>
          </table:table-cell>
          <table:table-cell table:formula="of:=CONCATENATE([.D$2];[.D$3];TEXT(MOD([.B36];5)+1;&quot;###&quot;) )" office:value-type="string" office:string-value="user4" calcext:value-type="string">
            <text:p>user4</text:p>
          </table:table-cell>
          <table:table-cell table:formula="of:=DATE(2016;MOD([.B36];12)+1;2*MOD([.B36];14)+1 )" office:value-type="date" office:date-value="2016-10-11" calcext:value-type="date">
            <text:p>11/10/16</text:p>
          </table:table-cell>
          <table:table-cell table:formula="of:=[.E36]+MOD([.B36];2)" office:value-type="date" office:date-value="2016-10-12" calcext:value-type="date">
            <text:p>12/10/16</text:p>
          </table:table-cell>
          <table:table-cell/>
        </table:table-row>
        <table:table-row table:style-name="ro1">
          <table:table-cell table:formula="of:=CONCATENATE(&quot;{&quot;;CHAR(34);[.B$3];CHAR(34);&quot;:&quot;;TEXT([.B37];&quot; ###&quot;);&quot;,&quot;;CHAR(34);[.C$3];;CHAR(34);&quot;:&quot;;CHAR(34);[.C37];CHAR(34);&quot;,&quot;;CHAR(34);[.D$3];CHAR(34);&quot;:&quot;;CHAR(34);[.D37];CHAR(34);&quot;,&quot;;CHAR(34);[.E$3];CHAR(34);&quot;:&quot;;CHAR(34);TEXT([.E37];&quot;yyyy-mm-dd&quot;);CHAR(34);&quot;,&quot;;CHAR(34);[.F$3];CHAR(34);&quot;:&quot;;CHAR(34);TEXT([.F37];&quot;yyyy-mm-dd&quot;);CHAR(34);&quot;}&quot;)" office:value-type="string" office:string-value="{&quot;idPublication&quot;:34,&quot;msgPublication&quot;:&quot;Le message de la publication est msgPublication34&quot;,&quot;user&quot;:&quot;user5&quot;,&quot;createDate&quot;:&quot;2016-11-13&quot;,&quot;updateDate&quot;:&quot;2016-11-13&quot;}" calcext:value-type="string">
            <text:p>{"idPublication":34,"msgPublication":"Le message de la publication est msgPublication34","user":"user5","createDate":"2016-11-13","updateDate":"2016-11-13"}</text:p>
          </table:table-cell>
          <table:table-cell table:formula="of:=[.B36]+1" office:value-type="float" office:value="34" calcext:value-type="float">
            <text:p>34</text:p>
          </table:table-cell>
          <table:table-cell table:formula="of:=CONCATENATE([.C$2];[.C$3];TEXT([.B37];&quot;###&quot;) )" office:value-type="string" office:string-value="Le message de la publication est msgPublication34" calcext:value-type="string">
            <text:p>Le message de la publication est msgPublication34</text:p>
          </table:table-cell>
          <table:table-cell table:formula="of:=CONCATENATE([.D$2];[.D$3];TEXT(MOD([.B37];5)+1;&quot;###&quot;) )" office:value-type="string" office:string-value="user5" calcext:value-type="string">
            <text:p>user5</text:p>
          </table:table-cell>
          <table:table-cell table:formula="of:=DATE(2016;MOD([.B37];12)+1;2*MOD([.B37];14)+1 )" office:value-type="date" office:date-value="2016-11-13" calcext:value-type="date">
            <text:p>13/11/16</text:p>
          </table:table-cell>
          <table:table-cell table:formula="of:=[.E37]+MOD([.B37];2)" office:value-type="date" office:date-value="2016-11-13" calcext:value-type="date">
            <text:p>13/11/16</text:p>
          </table:table-cell>
          <table:table-cell/>
        </table:table-row>
        <table:table-row table:style-name="ro1">
          <table:table-cell table:formula="of:=CONCATENATE(&quot;{&quot;;CHAR(34);[.B$3];CHAR(34);&quot;:&quot;;TEXT([.B38];&quot; ###&quot;);&quot;,&quot;;CHAR(34);[.C$3];;CHAR(34);&quot;:&quot;;CHAR(34);[.C38];CHAR(34);&quot;,&quot;;CHAR(34);[.D$3];CHAR(34);&quot;:&quot;;CHAR(34);[.D38];CHAR(34);&quot;,&quot;;CHAR(34);[.E$3];CHAR(34);&quot;:&quot;;CHAR(34);TEXT([.E38];&quot;yyyy-mm-dd&quot;);CHAR(34);&quot;,&quot;;CHAR(34);[.F$3];CHAR(34);&quot;:&quot;;CHAR(34);TEXT([.F38];&quot;yyyy-mm-dd&quot;);CHAR(34);&quot;}&quot;)" office:value-type="string" office:string-value="{&quot;idPublication&quot;:35,&quot;msgPublication&quot;:&quot;Le message de la publication est msgPublication35&quot;,&quot;user&quot;:&quot;user1&quot;,&quot;createDate&quot;:&quot;2016-12-15&quot;,&quot;updateDate&quot;:&quot;2016-12-16&quot;}" calcext:value-type="string">
            <text:p>{"idPublication":35,"msgPublication":"Le message de la publication est msgPublication35","user":"user1","createDate":"2016-12-15","updateDate":"2016-12-16"}</text:p>
          </table:table-cell>
          <table:table-cell table:formula="of:=[.B37]+1" office:value-type="float" office:value="35" calcext:value-type="float">
            <text:p>35</text:p>
          </table:table-cell>
          <table:table-cell table:formula="of:=CONCATENATE([.C$2];[.C$3];TEXT([.B38];&quot;###&quot;) )" office:value-type="string" office:string-value="Le message de la publication est msgPublication35" calcext:value-type="string">
            <text:p>Le message de la publication est msgPublication35</text:p>
          </table:table-cell>
          <table:table-cell table:formula="of:=CONCATENATE([.D$2];[.D$3];TEXT(MOD([.B38];5)+1;&quot;###&quot;) )" office:value-type="string" office:string-value="user1" calcext:value-type="string">
            <text:p>user1</text:p>
          </table:table-cell>
          <table:table-cell table:formula="of:=DATE(2016;MOD([.B38];12)+1;2*MOD([.B38];14)+1 )" office:value-type="date" office:date-value="2016-12-15" calcext:value-type="date">
            <text:p>15/12/16</text:p>
          </table:table-cell>
          <table:table-cell table:formula="of:=[.E38]+MOD([.B38];2)" office:value-type="date" office:date-value="2016-12-16" calcext:value-type="date">
            <text:p>16/12/16</text:p>
          </table:table-cell>
          <table:table-cell/>
        </table:table-row>
        <table:table-row table:style-name="ro1">
          <table:table-cell table:formula="of:=CONCATENATE(&quot;{&quot;;CHAR(34);[.B$3];CHAR(34);&quot;:&quot;;TEXT([.B39];&quot; ###&quot;);&quot;,&quot;;CHAR(34);[.C$3];;CHAR(34);&quot;:&quot;;CHAR(34);[.C39];CHAR(34);&quot;,&quot;;CHAR(34);[.D$3];CHAR(34);&quot;:&quot;;CHAR(34);[.D39];CHAR(34);&quot;,&quot;;CHAR(34);[.E$3];CHAR(34);&quot;:&quot;;CHAR(34);TEXT([.E39];&quot;yyyy-mm-dd&quot;);CHAR(34);&quot;,&quot;;CHAR(34);[.F$3];CHAR(34);&quot;:&quot;;CHAR(34);TEXT([.F39];&quot;yyyy-mm-dd&quot;);CHAR(34);&quot;}&quot;)" office:value-type="string" office:string-value="{&quot;idPublication&quot;:36,&quot;msgPublication&quot;:&quot;Le message de la publication est msgPublication36&quot;,&quot;user&quot;:&quot;user2&quot;,&quot;createDate&quot;:&quot;2016-01-17&quot;,&quot;updateDate&quot;:&quot;2016-01-17&quot;}" calcext:value-type="string">
            <text:p>{"idPublication":36,"msgPublication":"Le message de la publication est msgPublication36","user":"user2","createDate":"2016-01-17","updateDate":"2016-01-17"}</text:p>
          </table:table-cell>
          <table:table-cell table:formula="of:=[.B38]+1" office:value-type="float" office:value="36" calcext:value-type="float">
            <text:p>36</text:p>
          </table:table-cell>
          <table:table-cell table:formula="of:=CONCATENATE([.C$2];[.C$3];TEXT([.B39];&quot;###&quot;) )" office:value-type="string" office:string-value="Le message de la publication est msgPublication36" calcext:value-type="string">
            <text:p>Le message de la publication est msgPublication36</text:p>
          </table:table-cell>
          <table:table-cell table:formula="of:=CONCATENATE([.D$2];[.D$3];TEXT(MOD([.B39];5)+1;&quot;###&quot;) )" office:value-type="string" office:string-value="user2" calcext:value-type="string">
            <text:p>user2</text:p>
          </table:table-cell>
          <table:table-cell table:formula="of:=DATE(2016;MOD([.B39];12)+1;2*MOD([.B39];14)+1 )" office:value-type="date" office:date-value="2016-01-17" calcext:value-type="date">
            <text:p>17/01/16</text:p>
          </table:table-cell>
          <table:table-cell table:formula="of:=[.E39]+MOD([.B39];2)" office:value-type="date" office:date-value="2016-01-17" calcext:value-type="date">
            <text:p>17/01/16</text:p>
          </table:table-cell>
          <table:table-cell/>
        </table:table-row>
        <table:table-row table:style-name="ro1">
          <table:table-cell table:formula="of:=CONCATENATE(&quot;{&quot;;CHAR(34);[.B$3];CHAR(34);&quot;:&quot;;TEXT([.B40];&quot; ###&quot;);&quot;,&quot;;CHAR(34);[.C$3];;CHAR(34);&quot;:&quot;;CHAR(34);[.C40];CHAR(34);&quot;,&quot;;CHAR(34);[.D$3];CHAR(34);&quot;:&quot;;CHAR(34);[.D40];CHAR(34);&quot;,&quot;;CHAR(34);[.E$3];CHAR(34);&quot;:&quot;;CHAR(34);TEXT([.E40];&quot;yyyy-mm-dd&quot;);CHAR(34);&quot;,&quot;;CHAR(34);[.F$3];CHAR(34);&quot;:&quot;;CHAR(34);TEXT([.F40];&quot;yyyy-mm-dd&quot;);CHAR(34);&quot;}&quot;)" office:value-type="string" office:string-value="{&quot;idPublication&quot;:37,&quot;msgPublication&quot;:&quot;Le message de la publication est msgPublication37&quot;,&quot;user&quot;:&quot;user3&quot;,&quot;createDate&quot;:&quot;2016-02-19&quot;,&quot;updateDate&quot;:&quot;2016-02-20&quot;}" calcext:value-type="string">
            <text:p>{"idPublication":37,"msgPublication":"Le message de la publication est msgPublication37","user":"user3","createDate":"2016-02-19","updateDate":"2016-02-20"}</text:p>
          </table:table-cell>
          <table:table-cell table:formula="of:=[.B39]+1" office:value-type="float" office:value="37" calcext:value-type="float">
            <text:p>37</text:p>
          </table:table-cell>
          <table:table-cell table:formula="of:=CONCATENATE([.C$2];[.C$3];TEXT([.B40];&quot;###&quot;) )" office:value-type="string" office:string-value="Le message de la publication est msgPublication37" calcext:value-type="string">
            <text:p>Le message de la publication est msgPublication37</text:p>
          </table:table-cell>
          <table:table-cell table:formula="of:=CONCATENATE([.D$2];[.D$3];TEXT(MOD([.B40];5)+1;&quot;###&quot;) )" office:value-type="string" office:string-value="user3" calcext:value-type="string">
            <text:p>user3</text:p>
          </table:table-cell>
          <table:table-cell table:formula="of:=DATE(2016;MOD([.B40];12)+1;2*MOD([.B40];14)+1 )" office:value-type="date" office:date-value="2016-02-19" calcext:value-type="date">
            <text:p>19/02/16</text:p>
          </table:table-cell>
          <table:table-cell table:formula="of:=[.E40]+MOD([.B40];2)" office:value-type="date" office:date-value="2016-02-20" calcext:value-type="date">
            <text:p>20/02/16</text:p>
          </table:table-cell>
          <table:table-cell/>
        </table:table-row>
        <table:table-row table:style-name="ro1">
          <table:table-cell table:formula="of:=CONCATENATE(&quot;{&quot;;CHAR(34);[.B$3];CHAR(34);&quot;:&quot;;TEXT([.B41];&quot; ###&quot;);&quot;,&quot;;CHAR(34);[.C$3];;CHAR(34);&quot;:&quot;;CHAR(34);[.C41];CHAR(34);&quot;,&quot;;CHAR(34);[.D$3];CHAR(34);&quot;:&quot;;CHAR(34);[.D41];CHAR(34);&quot;,&quot;;CHAR(34);[.E$3];CHAR(34);&quot;:&quot;;CHAR(34);TEXT([.E41];&quot;yyyy-mm-dd&quot;);CHAR(34);&quot;,&quot;;CHAR(34);[.F$3];CHAR(34);&quot;:&quot;;CHAR(34);TEXT([.F41];&quot;yyyy-mm-dd&quot;);CHAR(34);&quot;}&quot;)" office:value-type="string" office:string-value="{&quot;idPublication&quot;:38,&quot;msgPublication&quot;:&quot;Le message de la publication est msgPublication38&quot;,&quot;user&quot;:&quot;user4&quot;,&quot;createDate&quot;:&quot;2016-03-21&quot;,&quot;updateDate&quot;:&quot;2016-03-21&quot;}" calcext:value-type="string">
            <text:p>{"idPublication":38,"msgPublication":"Le message de la publication est msgPublication38","user":"user4","createDate":"2016-03-21","updateDate":"2016-03-21"}</text:p>
          </table:table-cell>
          <table:table-cell table:formula="of:=[.B40]+1" office:value-type="float" office:value="38" calcext:value-type="float">
            <text:p>38</text:p>
          </table:table-cell>
          <table:table-cell table:formula="of:=CONCATENATE([.C$2];[.C$3];TEXT([.B41];&quot;###&quot;) )" office:value-type="string" office:string-value="Le message de la publication est msgPublication38" calcext:value-type="string">
            <text:p>Le message de la publication est msgPublication38</text:p>
          </table:table-cell>
          <table:table-cell table:formula="of:=CONCATENATE([.D$2];[.D$3];TEXT(MOD([.B41];5)+1;&quot;###&quot;) )" office:value-type="string" office:string-value="user4" calcext:value-type="string">
            <text:p>user4</text:p>
          </table:table-cell>
          <table:table-cell table:formula="of:=DATE(2016;MOD([.B41];12)+1;2*MOD([.B41];14)+1 )" office:value-type="date" office:date-value="2016-03-21" calcext:value-type="date">
            <text:p>21/03/16</text:p>
          </table:table-cell>
          <table:table-cell table:formula="of:=[.E41]+MOD([.B41];2)" office:value-type="date" office:date-value="2016-03-21" calcext:value-type="date">
            <text:p>21/03/16</text:p>
          </table:table-cell>
          <table:table-cell/>
        </table:table-row>
        <table:table-row table:style-name="ro1">
          <table:table-cell table:formula="of:=CONCATENATE(&quot;{&quot;;CHAR(34);[.B$3];CHAR(34);&quot;:&quot;;TEXT([.B42];&quot; ###&quot;);&quot;,&quot;;CHAR(34);[.C$3];;CHAR(34);&quot;:&quot;;CHAR(34);[.C42];CHAR(34);&quot;,&quot;;CHAR(34);[.D$3];CHAR(34);&quot;:&quot;;CHAR(34);[.D42];CHAR(34);&quot;,&quot;;CHAR(34);[.E$3];CHAR(34);&quot;:&quot;;CHAR(34);TEXT([.E42];&quot;yyyy-mm-dd&quot;);CHAR(34);&quot;,&quot;;CHAR(34);[.F$3];CHAR(34);&quot;:&quot;;CHAR(34);TEXT([.F42];&quot;yyyy-mm-dd&quot;);CHAR(34);&quot;}&quot;)" office:value-type="string" office:string-value="{&quot;idPublication&quot;:39,&quot;msgPublication&quot;:&quot;Le message de la publication est msgPublication39&quot;,&quot;user&quot;:&quot;user5&quot;,&quot;createDate&quot;:&quot;2016-04-23&quot;,&quot;updateDate&quot;:&quot;2016-04-24&quot;}" calcext:value-type="string">
            <text:p>{"idPublication":39,"msgPublication":"Le message de la publication est msgPublication39","user":"user5","createDate":"2016-04-23","updateDate":"2016-04-24"}</text:p>
          </table:table-cell>
          <table:table-cell table:formula="of:=[.B41]+1" office:value-type="float" office:value="39" calcext:value-type="float">
            <text:p>39</text:p>
          </table:table-cell>
          <table:table-cell table:formula="of:=CONCATENATE([.C$2];[.C$3];TEXT([.B42];&quot;###&quot;) )" office:value-type="string" office:string-value="Le message de la publication est msgPublication39" calcext:value-type="string">
            <text:p>Le message de la publication est msgPublication39</text:p>
          </table:table-cell>
          <table:table-cell table:formula="of:=CONCATENATE([.D$2];[.D$3];TEXT(MOD([.B42];5)+1;&quot;###&quot;) )" office:value-type="string" office:string-value="user5" calcext:value-type="string">
            <text:p>user5</text:p>
          </table:table-cell>
          <table:table-cell table:formula="of:=DATE(2016;MOD([.B42];12)+1;2*MOD([.B42];14)+1 )" office:value-type="date" office:date-value="2016-04-23" calcext:value-type="date">
            <text:p>23/04/16</text:p>
          </table:table-cell>
          <table:table-cell table:formula="of:=[.E42]+MOD([.B42];2)" office:value-type="date" office:date-value="2016-04-24" calcext:value-type="date">
            <text:p>24/04/16</text:p>
          </table:table-cell>
          <table:table-cell/>
        </table:table-row>
        <table:table-row table:style-name="ro1">
          <table:table-cell table:formula="of:=CONCATENATE(&quot;{&quot;;CHAR(34);[.B$3];CHAR(34);&quot;:&quot;;TEXT([.B43];&quot; ###&quot;);&quot;,&quot;;CHAR(34);[.C$3];;CHAR(34);&quot;:&quot;;CHAR(34);[.C43];CHAR(34);&quot;,&quot;;CHAR(34);[.D$3];CHAR(34);&quot;:&quot;;CHAR(34);[.D43];CHAR(34);&quot;,&quot;;CHAR(34);[.E$3];CHAR(34);&quot;:&quot;;CHAR(34);TEXT([.E43];&quot;yyyy-mm-dd&quot;);CHAR(34);&quot;,&quot;;CHAR(34);[.F$3];CHAR(34);&quot;:&quot;;CHAR(34);TEXT([.F43];&quot;yyyy-mm-dd&quot;);CHAR(34);&quot;}&quot;)" office:value-type="string" office:string-value="{&quot;idPublication&quot;:40,&quot;msgPublication&quot;:&quot;Le message de la publication est msgPublication40&quot;,&quot;user&quot;:&quot;user1&quot;,&quot;createDate&quot;:&quot;2016-05-25&quot;,&quot;updateDate&quot;:&quot;2016-05-25&quot;}" calcext:value-type="string">
            <text:p>{"idPublication":40,"msgPublication":"Le message de la publication est msgPublication40","user":"user1","createDate":"2016-05-25","updateDate":"2016-05-25"}</text:p>
          </table:table-cell>
          <table:table-cell table:formula="of:=[.B42]+1" office:value-type="float" office:value="40" calcext:value-type="float">
            <text:p>40</text:p>
          </table:table-cell>
          <table:table-cell table:formula="of:=CONCATENATE([.C$2];[.C$3];TEXT([.B43];&quot;###&quot;) )" office:value-type="string" office:string-value="Le message de la publication est msgPublication40" calcext:value-type="string">
            <text:p>Le message de la publication est msgPublication40</text:p>
          </table:table-cell>
          <table:table-cell table:formula="of:=CONCATENATE([.D$2];[.D$3];TEXT(MOD([.B43];5)+1;&quot;###&quot;) )" office:value-type="string" office:string-value="user1" calcext:value-type="string">
            <text:p>user1</text:p>
          </table:table-cell>
          <table:table-cell table:formula="of:=DATE(2016;MOD([.B43];12)+1;2*MOD([.B43];14)+1 )" office:value-type="date" office:date-value="2016-05-25" calcext:value-type="date">
            <text:p>25/05/16</text:p>
          </table:table-cell>
          <table:table-cell table:formula="of:=[.E43]+MOD([.B43];2)" office:value-type="date" office:date-value="2016-05-25" calcext:value-type="date">
            <text:p>25/05/16</text:p>
          </table:table-cell>
          <table:table-cell/>
        </table:table-row>
        <table:table-row table:style-name="ro1">
          <table:table-cell table:formula="of:=CONCATENATE(&quot;{&quot;;CHAR(34);[.B$3];CHAR(34);&quot;:&quot;;TEXT([.B44];&quot; ###&quot;);&quot;,&quot;;CHAR(34);[.C$3];;CHAR(34);&quot;:&quot;;CHAR(34);[.C44];CHAR(34);&quot;,&quot;;CHAR(34);[.D$3];CHAR(34);&quot;:&quot;;CHAR(34);[.D44];CHAR(34);&quot;,&quot;;CHAR(34);[.E$3];CHAR(34);&quot;:&quot;;CHAR(34);TEXT([.E44];&quot;yyyy-mm-dd&quot;);CHAR(34);&quot;,&quot;;CHAR(34);[.F$3];CHAR(34);&quot;:&quot;;CHAR(34);TEXT([.F44];&quot;yyyy-mm-dd&quot;);CHAR(34);&quot;}&quot;)" office:value-type="string" office:string-value="{&quot;idPublication&quot;:41,&quot;msgPublication&quot;:&quot;Le message de la publication est msgPublication41&quot;,&quot;user&quot;:&quot;user2&quot;,&quot;createDate&quot;:&quot;2016-06-27&quot;,&quot;updateDate&quot;:&quot;2016-06-28&quot;}" calcext:value-type="string">
            <text:p>{"idPublication":41,"msgPublication":"Le message de la publication est msgPublication41","user":"user2","createDate":"2016-06-27","updateDate":"2016-06-28"}</text:p>
          </table:table-cell>
          <table:table-cell table:formula="of:=[.B43]+1" office:value-type="float" office:value="41" calcext:value-type="float">
            <text:p>41</text:p>
          </table:table-cell>
          <table:table-cell table:formula="of:=CONCATENATE([.C$2];[.C$3];TEXT([.B44];&quot;###&quot;) )" office:value-type="string" office:string-value="Le message de la publication est msgPublication41" calcext:value-type="string">
            <text:p>Le message de la publication est msgPublication41</text:p>
          </table:table-cell>
          <table:table-cell table:formula="of:=CONCATENATE([.D$2];[.D$3];TEXT(MOD([.B44];5)+1;&quot;###&quot;) )" office:value-type="string" office:string-value="user2" calcext:value-type="string">
            <text:p>user2</text:p>
          </table:table-cell>
          <table:table-cell table:formula="of:=DATE(2016;MOD([.B44];12)+1;2*MOD([.B44];14)+1 )" office:value-type="date" office:date-value="2016-06-27" calcext:value-type="date">
            <text:p>27/06/16</text:p>
          </table:table-cell>
          <table:table-cell table:formula="of:=[.E44]+MOD([.B44];2)" office:value-type="date" office:date-value="2016-06-28" calcext:value-type="date">
            <text:p>28/06/16</text:p>
          </table:table-cell>
          <table:table-cell/>
        </table:table-row>
        <table:table-row table:style-name="ro1">
          <table:table-cell table:formula="of:=CONCATENATE(&quot;{&quot;;CHAR(34);[.B$3];CHAR(34);&quot;:&quot;;TEXT([.B45];&quot; ###&quot;);&quot;,&quot;;CHAR(34);[.C$3];;CHAR(34);&quot;:&quot;;CHAR(34);[.C45];CHAR(34);&quot;,&quot;;CHAR(34);[.D$3];CHAR(34);&quot;:&quot;;CHAR(34);[.D45];CHAR(34);&quot;,&quot;;CHAR(34);[.E$3];CHAR(34);&quot;:&quot;;CHAR(34);TEXT([.E45];&quot;yyyy-mm-dd&quot;);CHAR(34);&quot;,&quot;;CHAR(34);[.F$3];CHAR(34);&quot;:&quot;;CHAR(34);TEXT([.F45];&quot;yyyy-mm-dd&quot;);CHAR(34);&quot;}&quot;)" office:value-type="string" office:string-value="{&quot;idPublication&quot;:42,&quot;msgPublication&quot;:&quot;Le message de la publication est msgPublication42&quot;,&quot;user&quot;:&quot;user3&quot;,&quot;createDate&quot;:&quot;2016-07-01&quot;,&quot;updateDate&quot;:&quot;2016-07-01&quot;}" calcext:value-type="string">
            <text:p>{"idPublication":42,"msgPublication":"Le message de la publication est msgPublication42","user":"user3","createDate":"2016-07-01","updateDate":"2016-07-01"}</text:p>
          </table:table-cell>
          <table:table-cell table:formula="of:=[.B44]+1" office:value-type="float" office:value="42" calcext:value-type="float">
            <text:p>42</text:p>
          </table:table-cell>
          <table:table-cell table:formula="of:=CONCATENATE([.C$2];[.C$3];TEXT([.B45];&quot;###&quot;) )" office:value-type="string" office:string-value="Le message de la publication est msgPublication42" calcext:value-type="string">
            <text:p>Le message de la publication est msgPublication42</text:p>
          </table:table-cell>
          <table:table-cell table:formula="of:=CONCATENATE([.D$2];[.D$3];TEXT(MOD([.B45];5)+1;&quot;###&quot;) )" office:value-type="string" office:string-value="user3" calcext:value-type="string">
            <text:p>user3</text:p>
          </table:table-cell>
          <table:table-cell table:formula="of:=DATE(2016;MOD([.B45];12)+1;2*MOD([.B45];14)+1 )" office:value-type="date" office:date-value="2016-07-01" calcext:value-type="date">
            <text:p>01/07/16</text:p>
          </table:table-cell>
          <table:table-cell table:formula="of:=[.E45]+MOD([.B45];2)" office:value-type="date" office:date-value="2016-07-01" calcext:value-type="date">
            <text:p>01/07/16</text:p>
          </table:table-cell>
          <table:table-cell/>
        </table:table-row>
        <table:table-row table:style-name="ro1">
          <table:table-cell table:formula="of:=CONCATENATE(&quot;{&quot;;CHAR(34);[.B$3];CHAR(34);&quot;:&quot;;TEXT([.B46];&quot; ###&quot;);&quot;,&quot;;CHAR(34);[.C$3];;CHAR(34);&quot;:&quot;;CHAR(34);[.C46];CHAR(34);&quot;,&quot;;CHAR(34);[.D$3];CHAR(34);&quot;:&quot;;CHAR(34);[.D46];CHAR(34);&quot;,&quot;;CHAR(34);[.E$3];CHAR(34);&quot;:&quot;;CHAR(34);TEXT([.E46];&quot;yyyy-mm-dd&quot;);CHAR(34);&quot;,&quot;;CHAR(34);[.F$3];CHAR(34);&quot;:&quot;;CHAR(34);TEXT([.F46];&quot;yyyy-mm-dd&quot;);CHAR(34);&quot;}&quot;)" office:value-type="string" office:string-value="{&quot;idPublication&quot;:43,&quot;msgPublication&quot;:&quot;Le message de la publication est msgPublication43&quot;,&quot;user&quot;:&quot;user4&quot;,&quot;createDate&quot;:&quot;2016-08-03&quot;,&quot;updateDate&quot;:&quot;2016-08-04&quot;}" calcext:value-type="string">
            <text:p>{"idPublication":43,"msgPublication":"Le message de la publication est msgPublication43","user":"user4","createDate":"2016-08-03","updateDate":"2016-08-04"}</text:p>
          </table:table-cell>
          <table:table-cell table:formula="of:=[.B45]+1" office:value-type="float" office:value="43" calcext:value-type="float">
            <text:p>43</text:p>
          </table:table-cell>
          <table:table-cell table:formula="of:=CONCATENATE([.C$2];[.C$3];TEXT([.B46];&quot;###&quot;) )" office:value-type="string" office:string-value="Le message de la publication est msgPublication43" calcext:value-type="string">
            <text:p>Le message de la publication est msgPublication43</text:p>
          </table:table-cell>
          <table:table-cell table:formula="of:=CONCATENATE([.D$2];[.D$3];TEXT(MOD([.B46];5)+1;&quot;###&quot;) )" office:value-type="string" office:string-value="user4" calcext:value-type="string">
            <text:p>user4</text:p>
          </table:table-cell>
          <table:table-cell table:formula="of:=DATE(2016;MOD([.B46];12)+1;2*MOD([.B46];14)+1 )" office:value-type="date" office:date-value="2016-08-03" calcext:value-type="date">
            <text:p>03/08/16</text:p>
          </table:table-cell>
          <table:table-cell table:formula="of:=[.E46]+MOD([.B46];2)" office:value-type="date" office:date-value="2016-08-04" calcext:value-type="date">
            <text:p>04/08/16</text:p>
          </table:table-cell>
          <table:table-cell/>
        </table:table-row>
        <table:table-row table:style-name="ro1">
          <table:table-cell table:formula="of:=CONCATENATE(&quot;{&quot;;CHAR(34);[.B$3];CHAR(34);&quot;:&quot;;TEXT([.B47];&quot; ###&quot;);&quot;,&quot;;CHAR(34);[.C$3];;CHAR(34);&quot;:&quot;;CHAR(34);[.C47];CHAR(34);&quot;,&quot;;CHAR(34);[.D$3];CHAR(34);&quot;:&quot;;CHAR(34);[.D47];CHAR(34);&quot;,&quot;;CHAR(34);[.E$3];CHAR(34);&quot;:&quot;;CHAR(34);TEXT([.E47];&quot;yyyy-mm-dd&quot;);CHAR(34);&quot;,&quot;;CHAR(34);[.F$3];CHAR(34);&quot;:&quot;;CHAR(34);TEXT([.F47];&quot;yyyy-mm-dd&quot;);CHAR(34);&quot;}&quot;)" office:value-type="string" office:string-value="{&quot;idPublication&quot;:44,&quot;msgPublication&quot;:&quot;Le message de la publication est msgPublication44&quot;,&quot;user&quot;:&quot;user5&quot;,&quot;createDate&quot;:&quot;2016-09-05&quot;,&quot;updateDate&quot;:&quot;2016-09-05&quot;}" calcext:value-type="string">
            <text:p>{"idPublication":44,"msgPublication":"Le message de la publication est msgPublication44","user":"user5","createDate":"2016-09-05","updateDate":"2016-09-05"}</text:p>
          </table:table-cell>
          <table:table-cell table:formula="of:=[.B46]+1" office:value-type="float" office:value="44" calcext:value-type="float">
            <text:p>44</text:p>
          </table:table-cell>
          <table:table-cell table:formula="of:=CONCATENATE([.C$2];[.C$3];TEXT([.B47];&quot;###&quot;) )" office:value-type="string" office:string-value="Le message de la publication est msgPublication44" calcext:value-type="string">
            <text:p>Le message de la publication est msgPublication44</text:p>
          </table:table-cell>
          <table:table-cell table:formula="of:=CONCATENATE([.D$2];[.D$3];TEXT(MOD([.B47];5)+1;&quot;###&quot;) )" office:value-type="string" office:string-value="user5" calcext:value-type="string">
            <text:p>user5</text:p>
          </table:table-cell>
          <table:table-cell table:formula="of:=DATE(2016;MOD([.B47];12)+1;2*MOD([.B47];14)+1 )" office:value-type="date" office:date-value="2016-09-05" calcext:value-type="date">
            <text:p>05/09/16</text:p>
          </table:table-cell>
          <table:table-cell table:formula="of:=[.E47]+MOD([.B47];2)" office:value-type="date" office:date-value="2016-09-05" calcext:value-type="date">
            <text:p>05/09/16</text:p>
          </table:table-cell>
          <table:table-cell/>
        </table:table-row>
        <table:table-row table:style-name="ro1">
          <table:table-cell table:formula="of:=CONCATENATE(&quot;{&quot;;CHAR(34);[.B$3];CHAR(34);&quot;:&quot;;TEXT([.B48];&quot; ###&quot;);&quot;,&quot;;CHAR(34);[.C$3];;CHAR(34);&quot;:&quot;;CHAR(34);[.C48];CHAR(34);&quot;,&quot;;CHAR(34);[.D$3];CHAR(34);&quot;:&quot;;CHAR(34);[.D48];CHAR(34);&quot;,&quot;;CHAR(34);[.E$3];CHAR(34);&quot;:&quot;;CHAR(34);TEXT([.E48];&quot;yyyy-mm-dd&quot;);CHAR(34);&quot;,&quot;;CHAR(34);[.F$3];CHAR(34);&quot;:&quot;;CHAR(34);TEXT([.F48];&quot;yyyy-mm-dd&quot;);CHAR(34);&quot;}&quot;)" office:value-type="string" office:string-value="{&quot;idPublication&quot;:45,&quot;msgPublication&quot;:&quot;Le message de la publication est msgPublication45&quot;,&quot;user&quot;:&quot;user1&quot;,&quot;createDate&quot;:&quot;2016-10-07&quot;,&quot;updateDate&quot;:&quot;2016-10-08&quot;}" calcext:value-type="string">
            <text:p>{"idPublication":45,"msgPublication":"Le message de la publication est msgPublication45","user":"user1","createDate":"2016-10-07","updateDate":"2016-10-08"}</text:p>
          </table:table-cell>
          <table:table-cell table:formula="of:=[.B47]+1" office:value-type="float" office:value="45" calcext:value-type="float">
            <text:p>45</text:p>
          </table:table-cell>
          <table:table-cell table:formula="of:=CONCATENATE([.C$2];[.C$3];TEXT([.B48];&quot;###&quot;) )" office:value-type="string" office:string-value="Le message de la publication est msgPublication45" calcext:value-type="string">
            <text:p>Le message de la publication est msgPublication45</text:p>
          </table:table-cell>
          <table:table-cell table:formula="of:=CONCATENATE([.D$2];[.D$3];TEXT(MOD([.B48];5)+1;&quot;###&quot;) )" office:value-type="string" office:string-value="user1" calcext:value-type="string">
            <text:p>user1</text:p>
          </table:table-cell>
          <table:table-cell table:formula="of:=DATE(2016;MOD([.B48];12)+1;2*MOD([.B48];14)+1 )" office:value-type="date" office:date-value="2016-10-07" calcext:value-type="date">
            <text:p>07/10/16</text:p>
          </table:table-cell>
          <table:table-cell table:formula="of:=[.E48]+MOD([.B48];2)" office:value-type="date" office:date-value="2016-10-08" calcext:value-type="date">
            <text:p>08/10/16</text:p>
          </table:table-cell>
          <table:table-cell/>
        </table:table-row>
        <table:table-row table:style-name="ro1">
          <table:table-cell table:formula="of:=CONCATENATE(&quot;{&quot;;CHAR(34);[.B$3];CHAR(34);&quot;:&quot;;TEXT([.B49];&quot; ###&quot;);&quot;,&quot;;CHAR(34);[.C$3];;CHAR(34);&quot;:&quot;;CHAR(34);[.C49];CHAR(34);&quot;,&quot;;CHAR(34);[.D$3];CHAR(34);&quot;:&quot;;CHAR(34);[.D49];CHAR(34);&quot;,&quot;;CHAR(34);[.E$3];CHAR(34);&quot;:&quot;;CHAR(34);TEXT([.E49];&quot;yyyy-mm-dd&quot;);CHAR(34);&quot;,&quot;;CHAR(34);[.F$3];CHAR(34);&quot;:&quot;;CHAR(34);TEXT([.F49];&quot;yyyy-mm-dd&quot;);CHAR(34);&quot;}&quot;)" office:value-type="string" office:string-value="{&quot;idPublication&quot;:46,&quot;msgPublication&quot;:&quot;Le message de la publication est msgPublication46&quot;,&quot;user&quot;:&quot;user2&quot;,&quot;createDate&quot;:&quot;2016-11-09&quot;,&quot;updateDate&quot;:&quot;2016-11-09&quot;}" calcext:value-type="string">
            <text:p>{"idPublication":46,"msgPublication":"Le message de la publication est msgPublication46","user":"user2","createDate":"2016-11-09","updateDate":"2016-11-09"}</text:p>
          </table:table-cell>
          <table:table-cell table:formula="of:=[.B48]+1" office:value-type="float" office:value="46" calcext:value-type="float">
            <text:p>46</text:p>
          </table:table-cell>
          <table:table-cell table:formula="of:=CONCATENATE([.C$2];[.C$3];TEXT([.B49];&quot;###&quot;) )" office:value-type="string" office:string-value="Le message de la publication est msgPublication46" calcext:value-type="string">
            <text:p>Le message de la publication est msgPublication46</text:p>
          </table:table-cell>
          <table:table-cell table:formula="of:=CONCATENATE([.D$2];[.D$3];TEXT(MOD([.B49];5)+1;&quot;###&quot;) )" office:value-type="string" office:string-value="user2" calcext:value-type="string">
            <text:p>user2</text:p>
          </table:table-cell>
          <table:table-cell table:formula="of:=DATE(2016;MOD([.B49];12)+1;2*MOD([.B49];14)+1 )" office:value-type="date" office:date-value="2016-11-09" calcext:value-type="date">
            <text:p>09/11/16</text:p>
          </table:table-cell>
          <table:table-cell table:formula="of:=[.E49]+MOD([.B49];2)" office:value-type="date" office:date-value="2016-11-09" calcext:value-type="date">
            <text:p>09/11/16</text:p>
          </table:table-cell>
          <table:table-cell/>
        </table:table-row>
        <table:table-row table:style-name="ro1">
          <table:table-cell table:formula="of:=CONCATENATE(&quot;{&quot;;CHAR(34);[.B$3];CHAR(34);&quot;:&quot;;TEXT([.B50];&quot; ###&quot;);&quot;,&quot;;CHAR(34);[.C$3];;CHAR(34);&quot;:&quot;;CHAR(34);[.C50];CHAR(34);&quot;,&quot;;CHAR(34);[.D$3];CHAR(34);&quot;:&quot;;CHAR(34);[.D50];CHAR(34);&quot;,&quot;;CHAR(34);[.E$3];CHAR(34);&quot;:&quot;;CHAR(34);TEXT([.E50];&quot;yyyy-mm-dd&quot;);CHAR(34);&quot;,&quot;;CHAR(34);[.F$3];CHAR(34);&quot;:&quot;;CHAR(34);TEXT([.F50];&quot;yyyy-mm-dd&quot;);CHAR(34);&quot;}&quot;)" office:value-type="string" office:string-value="{&quot;idPublication&quot;:47,&quot;msgPublication&quot;:&quot;Le message de la publication est msgPublication47&quot;,&quot;user&quot;:&quot;user3&quot;,&quot;createDate&quot;:&quot;2016-12-11&quot;,&quot;updateDate&quot;:&quot;2016-12-12&quot;}" calcext:value-type="string">
            <text:p>{"idPublication":47,"msgPublication":"Le message de la publication est msgPublication47","user":"user3","createDate":"2016-12-11","updateDate":"2016-12-12"}</text:p>
          </table:table-cell>
          <table:table-cell table:formula="of:=[.B49]+1" office:value-type="float" office:value="47" calcext:value-type="float">
            <text:p>47</text:p>
          </table:table-cell>
          <table:table-cell table:formula="of:=CONCATENATE([.C$2];[.C$3];TEXT([.B50];&quot;###&quot;) )" office:value-type="string" office:string-value="Le message de la publication est msgPublication47" calcext:value-type="string">
            <text:p>Le message de la publication est msgPublication47</text:p>
          </table:table-cell>
          <table:table-cell table:formula="of:=CONCATENATE([.D$2];[.D$3];TEXT(MOD([.B50];5)+1;&quot;###&quot;) )" office:value-type="string" office:string-value="user3" calcext:value-type="string">
            <text:p>user3</text:p>
          </table:table-cell>
          <table:table-cell table:formula="of:=DATE(2016;MOD([.B50];12)+1;2*MOD([.B50];14)+1 )" office:value-type="date" office:date-value="2016-12-11" calcext:value-type="date">
            <text:p>11/12/16</text:p>
          </table:table-cell>
          <table:table-cell table:formula="of:=[.E50]+MOD([.B50];2)" office:value-type="date" office:date-value="2016-12-12" calcext:value-type="date">
            <text:p>12/12/16</text:p>
          </table:table-cell>
          <table:table-cell/>
        </table:table-row>
        <table:table-row table:style-name="ro1">
          <table:table-cell table:formula="of:=CONCATENATE(&quot;{&quot;;CHAR(34);[.B$3];CHAR(34);&quot;:&quot;;TEXT([.B51];&quot; ###&quot;);&quot;,&quot;;CHAR(34);[.C$3];;CHAR(34);&quot;:&quot;;CHAR(34);[.C51];CHAR(34);&quot;,&quot;;CHAR(34);[.D$3];CHAR(34);&quot;:&quot;;CHAR(34);[.D51];CHAR(34);&quot;,&quot;;CHAR(34);[.E$3];CHAR(34);&quot;:&quot;;CHAR(34);TEXT([.E51];&quot;yyyy-mm-dd&quot;);CHAR(34);&quot;,&quot;;CHAR(34);[.F$3];CHAR(34);&quot;:&quot;;CHAR(34);TEXT([.F51];&quot;yyyy-mm-dd&quot;);CHAR(34);&quot;}&quot;)" office:value-type="string" office:string-value="{&quot;idPublication&quot;:48,&quot;msgPublication&quot;:&quot;Le message de la publication est msgPublication48&quot;,&quot;user&quot;:&quot;user4&quot;,&quot;createDate&quot;:&quot;2016-01-13&quot;,&quot;updateDate&quot;:&quot;2016-01-13&quot;}" calcext:value-type="string">
            <text:p>{"idPublication":48,"msgPublication":"Le message de la publication est msgPublication48","user":"user4","createDate":"2016-01-13","updateDate":"2016-01-13"}</text:p>
          </table:table-cell>
          <table:table-cell table:formula="of:=[.B50]+1" office:value-type="float" office:value="48" calcext:value-type="float">
            <text:p>48</text:p>
          </table:table-cell>
          <table:table-cell table:formula="of:=CONCATENATE([.C$2];[.C$3];TEXT([.B51];&quot;###&quot;) )" office:value-type="string" office:string-value="Le message de la publication est msgPublication48" calcext:value-type="string">
            <text:p>Le message de la publication est msgPublication48</text:p>
          </table:table-cell>
          <table:table-cell table:formula="of:=CONCATENATE([.D$2];[.D$3];TEXT(MOD([.B51];5)+1;&quot;###&quot;) )" office:value-type="string" office:string-value="user4" calcext:value-type="string">
            <text:p>user4</text:p>
          </table:table-cell>
          <table:table-cell table:formula="of:=DATE(2016;MOD([.B51];12)+1;2*MOD([.B51];14)+1 )" office:value-type="date" office:date-value="2016-01-13" calcext:value-type="date">
            <text:p>13/01/16</text:p>
          </table:table-cell>
          <table:table-cell table:formula="of:=[.E51]+MOD([.B51];2)" office:value-type="date" office:date-value="2016-01-13" calcext:value-type="date">
            <text:p>13/01/16</text:p>
          </table:table-cell>
          <table:table-cell/>
        </table:table-row>
        <table:table-row table:style-name="ro1">
          <table:table-cell table:formula="of:=CONCATENATE(&quot;{&quot;;CHAR(34);[.B$3];CHAR(34);&quot;:&quot;;TEXT([.B52];&quot; ###&quot;);&quot;,&quot;;CHAR(34);[.C$3];;CHAR(34);&quot;:&quot;;CHAR(34);[.C52];CHAR(34);&quot;,&quot;;CHAR(34);[.D$3];CHAR(34);&quot;:&quot;;CHAR(34);[.D52];CHAR(34);&quot;,&quot;;CHAR(34);[.E$3];CHAR(34);&quot;:&quot;;CHAR(34);TEXT([.E52];&quot;yyyy-mm-dd&quot;);CHAR(34);&quot;,&quot;;CHAR(34);[.F$3];CHAR(34);&quot;:&quot;;CHAR(34);TEXT([.F52];&quot;yyyy-mm-dd&quot;);CHAR(34);&quot;}&quot;)" office:value-type="string" office:string-value="{&quot;idPublication&quot;:49,&quot;msgPublication&quot;:&quot;Le message de la publication est msgPublication49&quot;,&quot;user&quot;:&quot;user5&quot;,&quot;createDate&quot;:&quot;2016-02-15&quot;,&quot;updateDate&quot;:&quot;2016-02-16&quot;}" calcext:value-type="string">
            <text:p>{"idPublication":49,"msgPublication":"Le message de la publication est msgPublication49","user":"user5","createDate":"2016-02-15","updateDate":"2016-02-16"}</text:p>
          </table:table-cell>
          <table:table-cell table:formula="of:=[.B51]+1" office:value-type="float" office:value="49" calcext:value-type="float">
            <text:p>49</text:p>
          </table:table-cell>
          <table:table-cell table:formula="of:=CONCATENATE([.C$2];[.C$3];TEXT([.B52];&quot;###&quot;) )" office:value-type="string" office:string-value="Le message de la publication est msgPublication49" calcext:value-type="string">
            <text:p>Le message de la publication est msgPublication49</text:p>
          </table:table-cell>
          <table:table-cell table:formula="of:=CONCATENATE([.D$2];[.D$3];TEXT(MOD([.B52];5)+1;&quot;###&quot;) )" office:value-type="string" office:string-value="user5" calcext:value-type="string">
            <text:p>user5</text:p>
          </table:table-cell>
          <table:table-cell table:formula="of:=DATE(2016;MOD([.B52];12)+1;2*MOD([.B52];14)+1 )" office:value-type="date" office:date-value="2016-02-15" calcext:value-type="date">
            <text:p>15/02/16</text:p>
          </table:table-cell>
          <table:table-cell table:formula="of:=[.E52]+MOD([.B52];2)" office:value-type="date" office:date-value="2016-02-16" calcext:value-type="date">
            <text:p>16/02/16</text:p>
          </table:table-cell>
          <table:table-cell/>
        </table:table-row>
        <table:table-row table:style-name="ro1">
          <table:table-cell table:formula="of:=CONCATENATE(&quot;{&quot;;CHAR(34);[.B$3];CHAR(34);&quot;:&quot;;TEXT([.B53];&quot; ###&quot;);&quot;,&quot;;CHAR(34);[.C$3];;CHAR(34);&quot;:&quot;;CHAR(34);[.C53];CHAR(34);&quot;,&quot;;CHAR(34);[.D$3];CHAR(34);&quot;:&quot;;CHAR(34);[.D53];CHAR(34);&quot;,&quot;;CHAR(34);[.E$3];CHAR(34);&quot;:&quot;;CHAR(34);TEXT([.E53];&quot;yyyy-mm-dd&quot;);CHAR(34);&quot;,&quot;;CHAR(34);[.F$3];CHAR(34);&quot;:&quot;;CHAR(34);TEXT([.F53];&quot;yyyy-mm-dd&quot;);CHAR(34);&quot;}&quot;)" office:value-type="string" office:string-value="{&quot;idPublication&quot;:50,&quot;msgPublication&quot;:&quot;Le message de la publication est msgPublication50&quot;,&quot;user&quot;:&quot;user1&quot;,&quot;createDate&quot;:&quot;2016-03-17&quot;,&quot;updateDate&quot;:&quot;2016-03-17&quot;}" calcext:value-type="string">
            <text:p>{"idPublication":50,"msgPublication":"Le message de la publication est msgPublication50","user":"user1","createDate":"2016-03-17","updateDate":"2016-03-17"}</text:p>
          </table:table-cell>
          <table:table-cell table:formula="of:=[.B52]+1" office:value-type="float" office:value="50" calcext:value-type="float">
            <text:p>50</text:p>
          </table:table-cell>
          <table:table-cell table:formula="of:=CONCATENATE([.C$2];[.C$3];TEXT([.B53];&quot;###&quot;) )" office:value-type="string" office:string-value="Le message de la publication est msgPublication50" calcext:value-type="string">
            <text:p>Le message de la publication est msgPublication50</text:p>
          </table:table-cell>
          <table:table-cell table:formula="of:=CONCATENATE([.D$2];[.D$3];TEXT(MOD([.B53];5)+1;&quot;###&quot;) )" office:value-type="string" office:string-value="user1" calcext:value-type="string">
            <text:p>user1</text:p>
          </table:table-cell>
          <table:table-cell table:formula="of:=DATE(2016;MOD([.B53];12)+1;2*MOD([.B53];14)+1 )" office:value-type="date" office:date-value="2016-03-17" calcext:value-type="date">
            <text:p>17/03/16</text:p>
          </table:table-cell>
          <table:table-cell table:formula="of:=[.E53]+MOD([.B53];2)" office:value-type="date" office:date-value="2016-03-17" calcext:value-type="date">
            <text:p>17/03/16</text:p>
          </table:table-cell>
          <table:table-cell/>
        </table:table-row>
        <table:table-row table:style-name="ro1">
          <table:table-cell table:formula="of:=CONCATENATE(&quot;{&quot;;CHAR(34);[.B$3];CHAR(34);&quot;:&quot;;TEXT([.B54];&quot; ###&quot;);&quot;,&quot;;CHAR(34);[.C$3];;CHAR(34);&quot;:&quot;;CHAR(34);[.C54];CHAR(34);&quot;,&quot;;CHAR(34);[.D$3];CHAR(34);&quot;:&quot;;CHAR(34);[.D54];CHAR(34);&quot;,&quot;;CHAR(34);[.E$3];CHAR(34);&quot;:&quot;;CHAR(34);TEXT([.E54];&quot;yyyy-mm-dd&quot;);CHAR(34);&quot;,&quot;;CHAR(34);[.F$3];CHAR(34);&quot;:&quot;;CHAR(34);TEXT([.F54];&quot;yyyy-mm-dd&quot;);CHAR(34);&quot;}&quot;)" office:value-type="string" office:string-value="{&quot;idPublication&quot;:51,&quot;msgPublication&quot;:&quot;Le message de la publication est msgPublication51&quot;,&quot;user&quot;:&quot;user2&quot;,&quot;createDate&quot;:&quot;2016-04-19&quot;,&quot;updateDate&quot;:&quot;2016-04-20&quot;}" calcext:value-type="string">
            <text:p>{"idPublication":51,"msgPublication":"Le message de la publication est msgPublication51","user":"user2","createDate":"2016-04-19","updateDate":"2016-04-20"}</text:p>
          </table:table-cell>
          <table:table-cell table:formula="of:=[.B53]+1" office:value-type="float" office:value="51" calcext:value-type="float">
            <text:p>51</text:p>
          </table:table-cell>
          <table:table-cell table:formula="of:=CONCATENATE([.C$2];[.C$3];TEXT([.B54];&quot;###&quot;) )" office:value-type="string" office:string-value="Le message de la publication est msgPublication51" calcext:value-type="string">
            <text:p>Le message de la publication est msgPublication51</text:p>
          </table:table-cell>
          <table:table-cell table:formula="of:=CONCATENATE([.D$2];[.D$3];TEXT(MOD([.B54];5)+1;&quot;###&quot;) )" office:value-type="string" office:string-value="user2" calcext:value-type="string">
            <text:p>user2</text:p>
          </table:table-cell>
          <table:table-cell table:formula="of:=DATE(2016;MOD([.B54];12)+1;2*MOD([.B54];14)+1 )" office:value-type="date" office:date-value="2016-04-19" calcext:value-type="date">
            <text:p>19/04/16</text:p>
          </table:table-cell>
          <table:table-cell table:formula="of:=[.E54]+MOD([.B54];2)" office:value-type="date" office:date-value="2016-04-20" calcext:value-type="date">
            <text:p>20/04/16</text:p>
          </table:table-cell>
          <table:table-cell/>
        </table:table-row>
        <table:table-row table:style-name="ro1">
          <table:table-cell table:formula="of:=CONCATENATE(&quot;{&quot;;CHAR(34);[.B$3];CHAR(34);&quot;:&quot;;TEXT([.B55];&quot; ###&quot;);&quot;,&quot;;CHAR(34);[.C$3];;CHAR(34);&quot;:&quot;;CHAR(34);[.C55];CHAR(34);&quot;,&quot;;CHAR(34);[.D$3];CHAR(34);&quot;:&quot;;CHAR(34);[.D55];CHAR(34);&quot;,&quot;;CHAR(34);[.E$3];CHAR(34);&quot;:&quot;;CHAR(34);TEXT([.E55];&quot;yyyy-mm-dd&quot;);CHAR(34);&quot;,&quot;;CHAR(34);[.F$3];CHAR(34);&quot;:&quot;;CHAR(34);TEXT([.F55];&quot;yyyy-mm-dd&quot;);CHAR(34);&quot;}&quot;)" office:value-type="string" office:string-value="{&quot;idPublication&quot;:52,&quot;msgPublication&quot;:&quot;Le message de la publication est msgPublication52&quot;,&quot;user&quot;:&quot;user3&quot;,&quot;createDate&quot;:&quot;2016-05-21&quot;,&quot;updateDate&quot;:&quot;2016-05-21&quot;}" calcext:value-type="string">
            <text:p>{"idPublication":52,"msgPublication":"Le message de la publication est msgPublication52","user":"user3","createDate":"2016-05-21","updateDate":"2016-05-21"}</text:p>
          </table:table-cell>
          <table:table-cell table:formula="of:=[.B54]+1" office:value-type="float" office:value="52" calcext:value-type="float">
            <text:p>52</text:p>
          </table:table-cell>
          <table:table-cell table:formula="of:=CONCATENATE([.C$2];[.C$3];TEXT([.B55];&quot;###&quot;) )" office:value-type="string" office:string-value="Le message de la publication est msgPublication52" calcext:value-type="string">
            <text:p>Le message de la publication est msgPublication52</text:p>
          </table:table-cell>
          <table:table-cell table:formula="of:=CONCATENATE([.D$2];[.D$3];TEXT(MOD([.B55];5)+1;&quot;###&quot;) )" office:value-type="string" office:string-value="user3" calcext:value-type="string">
            <text:p>user3</text:p>
          </table:table-cell>
          <table:table-cell table:formula="of:=DATE(2016;MOD([.B55];12)+1;2*MOD([.B55];14)+1 )" office:value-type="date" office:date-value="2016-05-21" calcext:value-type="date">
            <text:p>21/05/16</text:p>
          </table:table-cell>
          <table:table-cell table:formula="of:=[.E55]+MOD([.B55];2)" office:value-type="date" office:date-value="2016-05-21" calcext:value-type="date">
            <text:p>21/05/16</text:p>
          </table:table-cell>
          <table:table-cell/>
        </table:table-row>
        <table:table-row table:style-name="ro1">
          <table:table-cell table:formula="of:=CONCATENATE(&quot;{&quot;;CHAR(34);[.B$3];CHAR(34);&quot;:&quot;;TEXT([.B56];&quot; ###&quot;);&quot;,&quot;;CHAR(34);[.C$3];;CHAR(34);&quot;:&quot;;CHAR(34);[.C56];CHAR(34);&quot;,&quot;;CHAR(34);[.D$3];CHAR(34);&quot;:&quot;;CHAR(34);[.D56];CHAR(34);&quot;,&quot;;CHAR(34);[.E$3];CHAR(34);&quot;:&quot;;CHAR(34);TEXT([.E56];&quot;yyyy-mm-dd&quot;);CHAR(34);&quot;,&quot;;CHAR(34);[.F$3];CHAR(34);&quot;:&quot;;CHAR(34);TEXT([.F56];&quot;yyyy-mm-dd&quot;);CHAR(34);&quot;}&quot;)" office:value-type="string" office:string-value="{&quot;idPublication&quot;:53,&quot;msgPublication&quot;:&quot;Le message de la publication est msgPublication53&quot;,&quot;user&quot;:&quot;user4&quot;,&quot;createDate&quot;:&quot;2016-06-23&quot;,&quot;updateDate&quot;:&quot;2016-06-24&quot;}" calcext:value-type="string">
            <text:p>{"idPublication":53,"msgPublication":"Le message de la publication est msgPublication53","user":"user4","createDate":"2016-06-23","updateDate":"2016-06-24"}</text:p>
          </table:table-cell>
          <table:table-cell table:formula="of:=[.B55]+1" office:value-type="float" office:value="53" calcext:value-type="float">
            <text:p>53</text:p>
          </table:table-cell>
          <table:table-cell table:formula="of:=CONCATENATE([.C$2];[.C$3];TEXT([.B56];&quot;###&quot;) )" office:value-type="string" office:string-value="Le message de la publication est msgPublication53" calcext:value-type="string">
            <text:p>Le message de la publication est msgPublication53</text:p>
          </table:table-cell>
          <table:table-cell table:formula="of:=CONCATENATE([.D$2];[.D$3];TEXT(MOD([.B56];5)+1;&quot;###&quot;) )" office:value-type="string" office:string-value="user4" calcext:value-type="string">
            <text:p>user4</text:p>
          </table:table-cell>
          <table:table-cell table:formula="of:=DATE(2016;MOD([.B56];12)+1;2*MOD([.B56];14)+1 )" office:value-type="date" office:date-value="2016-06-23" calcext:value-type="date">
            <text:p>23/06/16</text:p>
          </table:table-cell>
          <table:table-cell table:formula="of:=[.E56]+MOD([.B56];2)" office:value-type="date" office:date-value="2016-06-24" calcext:value-type="date">
            <text:p>24/06/16</text:p>
          </table:table-cell>
          <table:table-cell/>
        </table:table-row>
        <table:table-row table:style-name="ro1">
          <table:table-cell table:formula="of:=CONCATENATE(&quot;{&quot;;CHAR(34);[.B$3];CHAR(34);&quot;:&quot;;TEXT([.B57];&quot; ###&quot;);&quot;,&quot;;CHAR(34);[.C$3];;CHAR(34);&quot;:&quot;;CHAR(34);[.C57];CHAR(34);&quot;,&quot;;CHAR(34);[.D$3];CHAR(34);&quot;:&quot;;CHAR(34);[.D57];CHAR(34);&quot;,&quot;;CHAR(34);[.E$3];CHAR(34);&quot;:&quot;;CHAR(34);TEXT([.E57];&quot;yyyy-mm-dd&quot;);CHAR(34);&quot;,&quot;;CHAR(34);[.F$3];CHAR(34);&quot;:&quot;;CHAR(34);TEXT([.F57];&quot;yyyy-mm-dd&quot;);CHAR(34);&quot;}&quot;)" office:value-type="string" office:string-value="{&quot;idPublication&quot;:54,&quot;msgPublication&quot;:&quot;Le message de la publication est msgPublication54&quot;,&quot;user&quot;:&quot;user5&quot;,&quot;createDate&quot;:&quot;2016-07-25&quot;,&quot;updateDate&quot;:&quot;2016-07-25&quot;}" calcext:value-type="string">
            <text:p>{"idPublication":54,"msgPublication":"Le message de la publication est msgPublication54","user":"user5","createDate":"2016-07-25","updateDate":"2016-07-25"}</text:p>
          </table:table-cell>
          <table:table-cell table:formula="of:=[.B56]+1" office:value-type="float" office:value="54" calcext:value-type="float">
            <text:p>54</text:p>
          </table:table-cell>
          <table:table-cell table:formula="of:=CONCATENATE([.C$2];[.C$3];TEXT([.B57];&quot;###&quot;) )" office:value-type="string" office:string-value="Le message de la publication est msgPublication54" calcext:value-type="string">
            <text:p>Le message de la publication est msgPublication54</text:p>
          </table:table-cell>
          <table:table-cell table:formula="of:=CONCATENATE([.D$2];[.D$3];TEXT(MOD([.B57];5)+1;&quot;###&quot;) )" office:value-type="string" office:string-value="user5" calcext:value-type="string">
            <text:p>user5</text:p>
          </table:table-cell>
          <table:table-cell table:formula="of:=DATE(2016;MOD([.B57];12)+1;2*MOD([.B57];14)+1 )" office:value-type="date" office:date-value="2016-07-25" calcext:value-type="date">
            <text:p>25/07/16</text:p>
          </table:table-cell>
          <table:table-cell table:formula="of:=[.E57]+MOD([.B57];2)" office:value-type="date" office:date-value="2016-07-25" calcext:value-type="date">
            <text:p>25/07/16</text:p>
          </table:table-cell>
          <table:table-cell/>
        </table:table-row>
        <table:table-row table:style-name="ro1">
          <table:table-cell table:formula="of:=CONCATENATE(&quot;{&quot;;CHAR(34);[.B$3];CHAR(34);&quot;:&quot;;TEXT([.B58];&quot; ###&quot;);&quot;,&quot;;CHAR(34);[.C$3];;CHAR(34);&quot;:&quot;;CHAR(34);[.C58];CHAR(34);&quot;,&quot;;CHAR(34);[.D$3];CHAR(34);&quot;:&quot;;CHAR(34);[.D58];CHAR(34);&quot;,&quot;;CHAR(34);[.E$3];CHAR(34);&quot;:&quot;;CHAR(34);TEXT([.E58];&quot;yyyy-mm-dd&quot;);CHAR(34);&quot;,&quot;;CHAR(34);[.F$3];CHAR(34);&quot;:&quot;;CHAR(34);TEXT([.F58];&quot;yyyy-mm-dd&quot;);CHAR(34);&quot;}&quot;)" office:value-type="string" office:string-value="{&quot;idPublication&quot;:55,&quot;msgPublication&quot;:&quot;Le message de la publication est msgPublication55&quot;,&quot;user&quot;:&quot;user1&quot;,&quot;createDate&quot;:&quot;2016-08-27&quot;,&quot;updateDate&quot;:&quot;2016-08-28&quot;}" calcext:value-type="string">
            <text:p>{"idPublication":55,"msgPublication":"Le message de la publication est msgPublication55","user":"user1","createDate":"2016-08-27","updateDate":"2016-08-28"}</text:p>
          </table:table-cell>
          <table:table-cell table:formula="of:=[.B57]+1" office:value-type="float" office:value="55" calcext:value-type="float">
            <text:p>55</text:p>
          </table:table-cell>
          <table:table-cell table:formula="of:=CONCATENATE([.C$2];[.C$3];TEXT([.B58];&quot;###&quot;) )" office:value-type="string" office:string-value="Le message de la publication est msgPublication55" calcext:value-type="string">
            <text:p>Le message de la publication est msgPublication55</text:p>
          </table:table-cell>
          <table:table-cell table:formula="of:=CONCATENATE([.D$2];[.D$3];TEXT(MOD([.B58];5)+1;&quot;###&quot;) )" office:value-type="string" office:string-value="user1" calcext:value-type="string">
            <text:p>user1</text:p>
          </table:table-cell>
          <table:table-cell table:formula="of:=DATE(2016;MOD([.B58];12)+1;2*MOD([.B58];14)+1 )" office:value-type="date" office:date-value="2016-08-27" calcext:value-type="date">
            <text:p>27/08/16</text:p>
          </table:table-cell>
          <table:table-cell table:formula="of:=[.E58]+MOD([.B58];2)" office:value-type="date" office:date-value="2016-08-28" calcext:value-type="date">
            <text:p>28/08/16</text:p>
          </table:table-cell>
          <table:table-cell/>
        </table:table-row>
        <table:table-row table:style-name="ro1">
          <table:table-cell table:formula="of:=CONCATENATE(&quot;{&quot;;CHAR(34);[.B$3];CHAR(34);&quot;:&quot;;TEXT([.B59];&quot; ###&quot;);&quot;,&quot;;CHAR(34);[.C$3];;CHAR(34);&quot;:&quot;;CHAR(34);[.C59];CHAR(34);&quot;,&quot;;CHAR(34);[.D$3];CHAR(34);&quot;:&quot;;CHAR(34);[.D59];CHAR(34);&quot;,&quot;;CHAR(34);[.E$3];CHAR(34);&quot;:&quot;;CHAR(34);TEXT([.E59];&quot;yyyy-mm-dd&quot;);CHAR(34);&quot;,&quot;;CHAR(34);[.F$3];CHAR(34);&quot;:&quot;;CHAR(34);TEXT([.F59];&quot;yyyy-mm-dd&quot;);CHAR(34);&quot;}&quot;)" office:value-type="string" office:string-value="{&quot;idPublication&quot;:56,&quot;msgPublication&quot;:&quot;Le message de la publication est msgPublication56&quot;,&quot;user&quot;:&quot;user2&quot;,&quot;createDate&quot;:&quot;2016-09-01&quot;,&quot;updateDate&quot;:&quot;2016-09-01&quot;}" calcext:value-type="string">
            <text:p>{"idPublication":56,"msgPublication":"Le message de la publication est msgPublication56","user":"user2","createDate":"2016-09-01","updateDate":"2016-09-01"}</text:p>
          </table:table-cell>
          <table:table-cell table:formula="of:=[.B58]+1" office:value-type="float" office:value="56" calcext:value-type="float">
            <text:p>56</text:p>
          </table:table-cell>
          <table:table-cell table:formula="of:=CONCATENATE([.C$2];[.C$3];TEXT([.B59];&quot;###&quot;) )" office:value-type="string" office:string-value="Le message de la publication est msgPublication56" calcext:value-type="string">
            <text:p>Le message de la publication est msgPublication56</text:p>
          </table:table-cell>
          <table:table-cell table:formula="of:=CONCATENATE([.D$2];[.D$3];TEXT(MOD([.B59];5)+1;&quot;###&quot;) )" office:value-type="string" office:string-value="user2" calcext:value-type="string">
            <text:p>user2</text:p>
          </table:table-cell>
          <table:table-cell table:formula="of:=DATE(2016;MOD([.B59];12)+1;2*MOD([.B59];14)+1 )" office:value-type="date" office:date-value="2016-09-01" calcext:value-type="date">
            <text:p>01/09/16</text:p>
          </table:table-cell>
          <table:table-cell table:formula="of:=[.E59]+MOD([.B59];2)" office:value-type="date" office:date-value="2016-09-01" calcext:value-type="date">
            <text:p>01/09/16</text:p>
          </table:table-cell>
          <table:table-cell/>
        </table:table-row>
        <table:table-row table:style-name="ro1">
          <table:table-cell table:formula="of:=CONCATENATE(&quot;{&quot;;CHAR(34);[.B$3];CHAR(34);&quot;:&quot;;TEXT([.B60];&quot; ###&quot;);&quot;,&quot;;CHAR(34);[.C$3];;CHAR(34);&quot;:&quot;;CHAR(34);[.C60];CHAR(34);&quot;,&quot;;CHAR(34);[.D$3];CHAR(34);&quot;:&quot;;CHAR(34);[.D60];CHAR(34);&quot;,&quot;;CHAR(34);[.E$3];CHAR(34);&quot;:&quot;;CHAR(34);TEXT([.E60];&quot;yyyy-mm-dd&quot;);CHAR(34);&quot;,&quot;;CHAR(34);[.F$3];CHAR(34);&quot;:&quot;;CHAR(34);TEXT([.F60];&quot;yyyy-mm-dd&quot;);CHAR(34);&quot;}&quot;)" office:value-type="string" office:string-value="{&quot;idPublication&quot;:57,&quot;msgPublication&quot;:&quot;Le message de la publication est msgPublication57&quot;,&quot;user&quot;:&quot;user3&quot;,&quot;createDate&quot;:&quot;2016-10-03&quot;,&quot;updateDate&quot;:&quot;2016-10-04&quot;}" calcext:value-type="string">
            <text:p>{"idPublication":57,"msgPublication":"Le message de la publication est msgPublication57","user":"user3","createDate":"2016-10-03","updateDate":"2016-10-04"}</text:p>
          </table:table-cell>
          <table:table-cell table:formula="of:=[.B59]+1" office:value-type="float" office:value="57" calcext:value-type="float">
            <text:p>57</text:p>
          </table:table-cell>
          <table:table-cell table:formula="of:=CONCATENATE([.C$2];[.C$3];TEXT([.B60];&quot;###&quot;) )" office:value-type="string" office:string-value="Le message de la publication est msgPublication57" calcext:value-type="string">
            <text:p>Le message de la publication est msgPublication57</text:p>
          </table:table-cell>
          <table:table-cell table:formula="of:=CONCATENATE([.D$2];[.D$3];TEXT(MOD([.B60];5)+1;&quot;###&quot;) )" office:value-type="string" office:string-value="user3" calcext:value-type="string">
            <text:p>user3</text:p>
          </table:table-cell>
          <table:table-cell table:formula="of:=DATE(2016;MOD([.B60];12)+1;2*MOD([.B60];14)+1 )" office:value-type="date" office:date-value="2016-10-03" calcext:value-type="date">
            <text:p>03/10/16</text:p>
          </table:table-cell>
          <table:table-cell table:formula="of:=[.E60]+MOD([.B60];2)" office:value-type="date" office:date-value="2016-10-04" calcext:value-type="date">
            <text:p>04/10/16</text:p>
          </table:table-cell>
          <table:table-cell/>
        </table:table-row>
        <table:table-row table:style-name="ro1">
          <table:table-cell table:formula="of:=CONCATENATE(&quot;{&quot;;CHAR(34);[.B$3];CHAR(34);&quot;:&quot;;TEXT([.B61];&quot; ###&quot;);&quot;,&quot;;CHAR(34);[.C$3];;CHAR(34);&quot;:&quot;;CHAR(34);[.C61];CHAR(34);&quot;,&quot;;CHAR(34);[.D$3];CHAR(34);&quot;:&quot;;CHAR(34);[.D61];CHAR(34);&quot;,&quot;;CHAR(34);[.E$3];CHAR(34);&quot;:&quot;;CHAR(34);TEXT([.E61];&quot;yyyy-mm-dd&quot;);CHAR(34);&quot;,&quot;;CHAR(34);[.F$3];CHAR(34);&quot;:&quot;;CHAR(34);TEXT([.F61];&quot;yyyy-mm-dd&quot;);CHAR(34);&quot;}&quot;)" office:value-type="string" office:string-value="{&quot;idPublication&quot;:58,&quot;msgPublication&quot;:&quot;Le message de la publication est msgPublication58&quot;,&quot;user&quot;:&quot;user4&quot;,&quot;createDate&quot;:&quot;2016-11-05&quot;,&quot;updateDate&quot;:&quot;2016-11-05&quot;}" calcext:value-type="string">
            <text:p>{"idPublication":58,"msgPublication":"Le message de la publication est msgPublication58","user":"user4","createDate":"2016-11-05","updateDate":"2016-11-05"}</text:p>
          </table:table-cell>
          <table:table-cell table:formula="of:=[.B60]+1" office:value-type="float" office:value="58" calcext:value-type="float">
            <text:p>58</text:p>
          </table:table-cell>
          <table:table-cell table:formula="of:=CONCATENATE([.C$2];[.C$3];TEXT([.B61];&quot;###&quot;) )" office:value-type="string" office:string-value="Le message de la publication est msgPublication58" calcext:value-type="string">
            <text:p>Le message de la publication est msgPublication58</text:p>
          </table:table-cell>
          <table:table-cell table:formula="of:=CONCATENATE([.D$2];[.D$3];TEXT(MOD([.B61];5)+1;&quot;###&quot;) )" office:value-type="string" office:string-value="user4" calcext:value-type="string">
            <text:p>user4</text:p>
          </table:table-cell>
          <table:table-cell table:formula="of:=DATE(2016;MOD([.B61];12)+1;2*MOD([.B61];14)+1 )" office:value-type="date" office:date-value="2016-11-05" calcext:value-type="date">
            <text:p>05/11/16</text:p>
          </table:table-cell>
          <table:table-cell table:formula="of:=[.E61]+MOD([.B61];2)" office:value-type="date" office:date-value="2016-11-05" calcext:value-type="date">
            <text:p>05/11/16</text:p>
          </table:table-cell>
          <table:table-cell/>
        </table:table-row>
        <table:table-row table:style-name="ro1">
          <table:table-cell table:formula="of:=CONCATENATE(&quot;{&quot;;CHAR(34);[.B$3];CHAR(34);&quot;:&quot;;TEXT([.B62];&quot; ###&quot;);&quot;,&quot;;CHAR(34);[.C$3];;CHAR(34);&quot;:&quot;;CHAR(34);[.C62];CHAR(34);&quot;,&quot;;CHAR(34);[.D$3];CHAR(34);&quot;:&quot;;CHAR(34);[.D62];CHAR(34);&quot;,&quot;;CHAR(34);[.E$3];CHAR(34);&quot;:&quot;;CHAR(34);TEXT([.E62];&quot;yyyy-mm-dd&quot;);CHAR(34);&quot;,&quot;;CHAR(34);[.F$3];CHAR(34);&quot;:&quot;;CHAR(34);TEXT([.F62];&quot;yyyy-mm-dd&quot;);CHAR(34);&quot;}&quot;)" office:value-type="string" office:string-value="{&quot;idPublication&quot;:59,&quot;msgPublication&quot;:&quot;Le message de la publication est msgPublication59&quot;,&quot;user&quot;:&quot;user5&quot;,&quot;createDate&quot;:&quot;2016-12-07&quot;,&quot;updateDate&quot;:&quot;2016-12-08&quot;}" calcext:value-type="string">
            <text:p>{"idPublication":59,"msgPublication":"Le message de la publication est msgPublication59","user":"user5","createDate":"2016-12-07","updateDate":"2016-12-08"}</text:p>
          </table:table-cell>
          <table:table-cell table:formula="of:=[.B61]+1" office:value-type="float" office:value="59" calcext:value-type="float">
            <text:p>59</text:p>
          </table:table-cell>
          <table:table-cell table:formula="of:=CONCATENATE([.C$2];[.C$3];TEXT([.B62];&quot;###&quot;) )" office:value-type="string" office:string-value="Le message de la publication est msgPublication59" calcext:value-type="string">
            <text:p>Le message de la publication est msgPublication59</text:p>
          </table:table-cell>
          <table:table-cell table:formula="of:=CONCATENATE([.D$2];[.D$3];TEXT(MOD([.B62];5)+1;&quot;###&quot;) )" office:value-type="string" office:string-value="user5" calcext:value-type="string">
            <text:p>user5</text:p>
          </table:table-cell>
          <table:table-cell table:formula="of:=DATE(2016;MOD([.B62];12)+1;2*MOD([.B62];14)+1 )" office:value-type="date" office:date-value="2016-12-07" calcext:value-type="date">
            <text:p>07/12/16</text:p>
          </table:table-cell>
          <table:table-cell table:formula="of:=[.E62]+MOD([.B62];2)" office:value-type="date" office:date-value="2016-12-08" calcext:value-type="date">
            <text:p>08/12/16</text:p>
          </table:table-cell>
          <table:table-cell/>
        </table:table-row>
        <table:table-row table:style-name="ro1">
          <table:table-cell table:formula="of:=CONCATENATE(&quot;{&quot;;CHAR(34);[.B$3];CHAR(34);&quot;:&quot;;TEXT([.B63];&quot; ###&quot;);&quot;,&quot;;CHAR(34);[.C$3];;CHAR(34);&quot;:&quot;;CHAR(34);[.C63];CHAR(34);&quot;,&quot;;CHAR(34);[.D$3];CHAR(34);&quot;:&quot;;CHAR(34);[.D63];CHAR(34);&quot;,&quot;;CHAR(34);[.E$3];CHAR(34);&quot;:&quot;;CHAR(34);TEXT([.E63];&quot;yyyy-mm-dd&quot;);CHAR(34);&quot;,&quot;;CHAR(34);[.F$3];CHAR(34);&quot;:&quot;;CHAR(34);TEXT([.F63];&quot;yyyy-mm-dd&quot;);CHAR(34);&quot;}&quot;)" office:value-type="string" office:string-value="{&quot;idPublication&quot;:60,&quot;msgPublication&quot;:&quot;Le message de la publication est msgPublication60&quot;,&quot;user&quot;:&quot;user1&quot;,&quot;createDate&quot;:&quot;2016-01-09&quot;,&quot;updateDate&quot;:&quot;2016-01-09&quot;}" calcext:value-type="string">
            <text:p>{"idPublication":60,"msgPublication":"Le message de la publication est msgPublication60","user":"user1","createDate":"2016-01-09","updateDate":"2016-01-09"}</text:p>
          </table:table-cell>
          <table:table-cell table:formula="of:=[.B62]+1" office:value-type="float" office:value="60" calcext:value-type="float">
            <text:p>60</text:p>
          </table:table-cell>
          <table:table-cell table:formula="of:=CONCATENATE([.C$2];[.C$3];TEXT([.B63];&quot;###&quot;) )" office:value-type="string" office:string-value="Le message de la publication est msgPublication60" calcext:value-type="string">
            <text:p>Le message de la publication est msgPublication60</text:p>
          </table:table-cell>
          <table:table-cell table:formula="of:=CONCATENATE([.D$2];[.D$3];TEXT(MOD([.B63];5)+1;&quot;###&quot;) )" office:value-type="string" office:string-value="user1" calcext:value-type="string">
            <text:p>user1</text:p>
          </table:table-cell>
          <table:table-cell table:formula="of:=DATE(2016;MOD([.B63];12)+1;2*MOD([.B63];14)+1 )" office:value-type="date" office:date-value="2016-01-09" calcext:value-type="date">
            <text:p>09/01/16</text:p>
          </table:table-cell>
          <table:table-cell table:formula="of:=[.E63]+MOD([.B63];2)" office:value-type="date" office:date-value="2016-01-09" calcext:value-type="date">
            <text:p>09/01/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wx </meta:initial-creator>
    <meta:creation-date>2016-04-11T19:50:18.834209690</meta:creation-date>
    <dc:date>2016-04-12T12:52:03.303867648</dc:date>
    <dc:creator>Lowx </dc:creator>
    <meta:editing-duration>PT16H31M19S</meta:editing-duration>
    <meta:editing-cycles>3</meta:editing-cycles>
    <meta:generator>LibreOffice/4.2.8.2$Linux_X86_64 LibreOffice_project/420m0$Build-2</meta:generator>
    <meta:document-statistic meta:table-count="1" meta:cell-count="367" meta:object-count="0"/>
  </office:meta>
</office:document-meta>
</file>